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ffect of EUSOL dressings on Healing Rate in Wounds Healing by Secondary Intention</text:title></text:p>
      <text:p text:style-name="OrgTitle"/>
      <text:p text:style-name="OrgSubtitle"><text:initial-creator>Naveed Pasha</text:initial-creator></text:p>
      <text:p text:style-name="OrgSubtitle"/>
      <text:p text:style-name="OrgSubtitle">March 1, 2019</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4cdc41">1. Abstract</text:a></text:p>
          <text:p text:style-name="Contents_20_1"><text:a xlink:type="simple" xlink:href="#org6d7899d">2. Introduction</text:a></text:p>
          <text:p text:style-name="Contents_20_3"><text:a xlink:type="simple" xlink:href="#orgfce2edc">2.0.1. Mode of Action</text:a></text:p>
          <text:p text:style-name="Contents_20_1"><text:a xlink:type="simple" xlink:href="#orgd7954ac">3. Rationale</text:a></text:p>
          <text:p text:style-name="Contents_20_3"><text:a xlink:type="simple" xlink:href="#orga45a10f">3.0.1. Study Hypotheses</text:a></text:p>
          <text:p text:style-name="Contents_20_3"><text:a xlink:type="simple" xlink:href="#org36abc00">3.0.2. Primary Objective</text:a></text:p>
          <text:p text:style-name="Contents_20_1"><text:a xlink:type="simple" xlink:href="#org43c0fa5">4. Methods and Materials</text:a></text:p>
          <text:p text:style-name="Contents_20_2"><text:a xlink:type="simple" xlink:href="#orgc96366f">4.1. Operational Definitions</text:a></text:p>
          <text:p text:style-name="Contents_20_2"><text:a xlink:type="simple" xlink:href="#org03bc6bc">4.2. Study Design</text:a></text:p>
          <text:p text:style-name="Contents_20_2"><text:a xlink:type="simple" xlink:href="#orgaef0a33">4.3. Study Setting</text:a></text:p>
          <text:p text:style-name="Contents_20_2"><text:a xlink:type="simple" xlink:href="#orgf6431c9">4.4. Study Procedures</text:a></text:p>
          <text:p text:style-name="Contents_20_3"><text:a xlink:type="simple" xlink:href="#org70e74ce">4.4.1. Intra- and Interobserver Variability Control</text:a></text:p>
          <text:p text:style-name="Contents_20_3"><text:a xlink:type="simple" xlink:href="#org53f9910">4.4.2. IRB form and application</text:a></text:p>
          <text:p text:style-name="Contents_20_3"><text:a xlink:type="simple" xlink:href="#orgd4487a9">4.4.3. Follow Up Strategy</text:a></text:p>
          <text:p text:style-name="Contents_20_2"><text:a xlink:type="simple" xlink:href="#org8e1b6ba">4.5. Inclusion Criteria</text:a></text:p>
          <text:p text:style-name="Contents_20_2"><text:a xlink:type="simple" xlink:href="#orgb036f5d">4.6. Exclusion Criteria</text:a></text:p>
          <text:p text:style-name="Contents_20_2"><text:a xlink:type="simple" xlink:href="#org6553859">4.7. Outcome Measure</text:a></text:p>
          <text:p text:style-name="Contents_20_2"><text:a xlink:type="simple" xlink:href="#org49c9ec6">4.8. Sampling Technique</text:a></text:p>
          <text:p text:style-name="Contents_20_2"><text:a xlink:type="simple" xlink:href="#orgf24ecb1">4.9. Randomization Technique</text:a></text:p>
          <text:p text:style-name="Contents_20_2"><text:a xlink:type="simple" xlink:href="#orgcde01e1">4.10. Blinding Technique</text:a></text:p>
          <text:p text:style-name="Contents_20_2"><text:a xlink:type="simple" xlink:href="#org295ad88">4.11. Sample Size</text:a></text:p>
          <text:p text:style-name="Contents_20_2"><text:a xlink:type="simple" xlink:href="#org41cadcf">4.12. Study Duration</text:a></text:p>
          <text:p text:style-name="Contents_20_2"><text:a xlink:type="simple" xlink:href="#orgd752431">4.13. Data Analysis</text:a></text:p>
          <text:p text:style-name="Contents_20_1"><text:a xlink:type="simple" xlink:href="#org1e2129a">5. Appendix 1 Tables</text:a></text:p>
          <text:p text:style-name="Contents_20_1"><text:a xlink:type="simple" xlink:href="#org85097ff">6. Appendix 2 Consort Diagram</text:a></text:p>
          <text:p text:style-name="Contents_20_1"><text:a xlink:type="simple" xlink:href="#orgd7cea6a">7. Appendix 3 Informed Consent</text:a></text:p>
          <text:p text:style-name="Contents_20_2"><text:a xlink:type="simple" xlink:href="#org73dab1e">7.1. 3a English Version</text:a></text:p>
          <text:p text:style-name="Contents_20_2"><text:a xlink:type="simple" xlink:href="#orgfa878bb">7.2. 3b Urdu Version</text:a></text:p>
          <text:p text:style-name="Contents_20_1"><text:a xlink:type="simple" xlink:href="#org0fd73bd">8. Appendix 4 Randomization Table</text:a></text:p>
          <text:p text:style-name="Contents_20_1"><text:a xlink:type="simple" xlink:href="#orgf053037">9. Appendix 5 Study Proforma</text:a></text:p>
          <text:p text:style-name="Contents_20_2"><text:a xlink:type="simple" xlink:href="#orgdc704d0">9.1. 4a New Patient Registration</text:a></text:p>
          <text:p text:style-name="Contents_20_2"><text:a xlink:type="simple" xlink:href="#orga41d491">9.2. 4b: Follow-Up Wound Assessment</text:a></text:p>
          <text:p text:style-name="Contents_20_1"><text:a xlink:type="simple" xlink:href="#orga00fe57">10. Appendix 6 Reporting of Analysis</text:a></text:p>
          <text:p text:style-name="Contents_20_1"><text:a xlink:type="simple" xlink:href="#org1f5a173">11. References</text:a></text:p>
        </text:index-body>
      </text:table-of-content>
      <text:h text:style-name="Heading_20_1" text:outline-level="1" text:is-list-header="false">
<text:bookmark-start text:name="OrgXref.org54cdc41"/>
<text:bookmark text:name="org54cdc41"/>Abstract
<text:bookmark-end text:name="OrgXref.org54cdc41"/></text:h>
      <text:p text:style-name="Text_20_body">Wound dressings are an essential part of care of surgical wounds left open to
heal by secondary intention as wounds that are not regularly dressed are prone
to delayed healing and accumulation of slough. Several materials have been used
to enhance the growth of healthy tissue in surgical wounds by chemically
debriding wound slough. One such material is the Edinburgh University Solution
of Lime which is commonly used in Pakistan. However the efficacy of EUSOL gauze
in accelerating wound healing has not been proven in literature as compared to
normal saline soaked gauze. Morever, it is an expensive solution. There is a
need to objectively establish the true benefit of EUSOL soaked dressings in
comparison to normal saline soaked dressing in order to justify the cost to the
patient.
</text:p>
      <text:h text:style-name="Heading_20_1" text:outline-level="1" text:is-list-header="false">
<text:bookmark-start text:name="OrgXref.org6d7899d"/>
<text:bookmark text:name="org6d7899d"/>Introduction
<text:bookmark-end text:name="OrgXref.org6d7899d"/></text:h>
      <text:p text:style-name="Text_20_body">According to Wilkins et al., debridement, irrigation and cleaning for the basis
of wound care. Debridement involves mechanical removal of dead tissue,
irrigation involves application of fluid streams to the wound under pressure
and cleaning involves application of fluid to the wound. [Wilkins_2013]
These activities aim to reduce the amount of non-viable biological material on
the surface of the wound. Non-viable biological material (such as fibrinous
debris of dead skin) inhibits myofibroblasts (that grossly appear as
granulation tissue) from growing into the wound. Wound care activities
therefore increase the chances of wound healing.
</text:p>
      <text:p text:style-name="Text_20_body">To that end, history has seen the application of various materials to wounds.
These materials range from herbal applications like turmeric to chemicals such
as betadine and povidone-iodine. Normal saline and EUSOL are two materials
commonly used in Pakistan. Normal saline consists of 0.9% sodium chloride
dissolved in water (or 152 mEq of NaCl). It is colorless and odorless. It's
osmolarity is close to that of blood making it an "isotonic" fluid.
</text:p>
      <text:p text:style-name="Text_20_body">Smith et al. describe the Edinburgh University Solution of Lime (EUSOL) to be
a highly diluted weak acid comprising 1.99 percent EUSOL against 98.01 percent
water. The exact constituents of the Edinburgh University Solution of Lime are
0.54 percent hypochlorous acid, 1.28 percent calcium biborate and 0.17 percent
calcium chloride. Therefore, it is essentially formed of the chemical reaction
of boric and chlorate salts. In this chemical composition, EUSOL is volatile
and decomposes into hypochlorous acid and sodium chloride. This process is
accelerated in the presence of light therefore EUSOL is stored in
photo-resistant containers. [Smith_1915]
</text:p>
      <text:h text:style-name="Heading_20_3" text:outline-level="3" text:is-list-header="false">
<text:bookmark-start text:name="OrgXref.orgfce2edc"/>
<text:bookmark text:name="orgfce2edc"/>Mode of Action
<text:bookmark-end text:name="OrgXref.orgfce2edc"/></text:h>
      <text:p text:style-name="Text_20_body">Edmiston et al. found normal saline to have the following advantages: it
hydrates the wound bed. It also reduces the burden of biological material
thereby expediting wound healing process. [Edmiston_2016]
</text:p>
      <text:p text:style-name="Text_20_body">The antiseptic properties of EUSOL were known as far back as 1990s whereby
experiments show its effectiveness against streptococcus pyogenes among other
pathogens. EUSOL has even been investigated as an intravenous agent in the
treatment of the bubonic plague. [connor1916eusol]
</text:p>
      <text:p text:style-name="Text_20_body">Recently, EUSOL has also come to be known as a chemical debridement agent.
[Farrow_1991] It loosens slough (fibrinous, necrotic cellular debris) from
the base of the wound. In doing so, it prevents the retardation of wound
granulation (in-growth of new fibroblasts) and epithelialization (regeneration
of the outermost layer of the skin). This theoretically reduces the time to
wound healing. It also decreases the chance of wound infection as decreased
slough means reduced nidus of bacterial colonization.
</text:p>
      <text:h text:style-name="Heading_20_1" text:outline-level="1" text:is-list-header="false">
<text:bookmark-start text:name="OrgXref.orgd7954ac"/>
<text:bookmark text:name="orgd7954ac"/>Rationale
<text:bookmark-end text:name="OrgXref.orgd7954ac"/></text:h>
      <text:p text:style-name="Text_20_body">Wounds healing by secondary intention are at risk of developing a layer of
fibrinous exudate (commonly termed as "slough"). Slough has the potential to
arrest the formation of healthy granulation tissue as well as to elevate the
risk of wound super-infection. Meticulous wound dressing involves addressing the
appearance of slough on wound in order to mitigate the risks of delayed wound
healing and wound super-infection. The Edinburgh University Solution of Lime is
commonly added to dressing routines as a method of chemical debridement of
slough.
</text:p>
      <text:p text:style-name="Text_20_body">Several problems remain with the use of EUSOL. The foremost problem is that
EUSOL is expensive with the cost of averaging to 3 rupees per milliliter. This
price may not be problematic for small wounds that require once daily dressing.
However the price can climb steeply if the wounds are of large size or require
multiple dressings within 24 hours.
</text:p>
      <text:p text:style-name="Text_20_body">Another problem, as detailed above, is that the chemical composition of EUSOL
degrades with time. Therefore EUSOL cannot be purchased or stored in bulk
quantity. Not all patients have the capacity to visit a pharmacy repeatedly to
obtained more EUSOL when expired and this is especially a problem for patients
living in remote areas.
</text:p>
      <text:p text:style-name="Text_20_body">Perhaps the most concerning point on using EUSOL for wound care is that its
efficacy has remained controversial for well more than a decade. One of the
first objections to the use of EUSOL for wound dressings appears in the 1990s.
[Burton_1992,Patton_1992] These objections are narrated in letters to the
editors where doctors describe events where they have been approached by other
healthcare providers either discouraging or actively refusing the use of EUSOL
in patient care. The NICE guidelines (NICE, 2019) categorically prohibits the
use of EUSOL on wounds that are healing by secondary intention.
</text:p>
      <text:p text:style-name="Text_20_body">However, it is difficult to synthesize an evidence based opinion regarding EUSOL
from the literature. To the knowledge of the authors, there exists no study
directly comparing EUSOL dressing with simple gauze soaked in normal saline.
Rather, all available studies focus on comparison of EUSOL dressing with a
variety of other dressing materials. Table 1 summarizes these studies (see
Appendix 1).
</text:p>
      <text:p text:style-name="Text_20_body">It is immediately obvious that no unified conclusion can be drawn from these
studies. There is no single, uniform measure of wound healing across studies to
allow objective comparison of the relative performance of EUSOL. Furthermore,
none of the dressings materials described in these studies are commonly used in
Pakistan for dressing wounds healing by secondary intention.
</text:p>
      <text:p text:style-name="Text_20_body">In summary, the rationale of this study is the need for effective and
inexpensive dressing to address the slough that frequently appears on surgical
wounds healing by secondary intention.
</text:p>
      <text:h text:style-name="Heading_20_3" text:outline-level="3" text:is-list-header="false">
<text:bookmark-start text:name="OrgXref.orga45a10f"/>
<text:bookmark text:name="orga45a10f"/>Study Hypotheses
<text:bookmark-end text:name="OrgXref.orga45a10f"/></text:h>
      <text:p text:style-name="Text_20_body">Null: The healing rate of open surgical wounds dressed with EUSOL dressings is
not greater than that of open surgical wounds dressed with Normal Saline
dressings.
</text:p>
      <text:p text:style-name="Text_20_body">Alternate: The healing rate of open surgical wounds dressed with EUSOL dressings
is greater than that of open surgical wounds dressed with Normal Saline
dressings
</text:p>
      <text:h text:style-name="Heading_20_3" text:outline-level="3" text:is-list-header="false">
<text:bookmark-start text:name="OrgXref.org36abc00"/>
<text:bookmark text:name="org36abc00"/>Primary Objective
<text:bookmark-end text:name="OrgXref.org36abc00"/></text:h>
      <text:p text:style-name="Text_20_body">To determine whether the healing rate of open surgical wounds healing by
secondary intention is significantly greater when cleansed with EUSOL dressing
as compared to normal saline dressing.
</text:p>
      <text:h text:style-name="Heading_20_1" text:outline-level="1" text:is-list-header="false">
<text:bookmark-start text:name="OrgXref.org43c0fa5"/>
<text:bookmark text:name="org43c0fa5"/>Methods and Materials
<text:bookmark-end text:name="OrgXref.org43c0fa5"/></text:h>
      <text:h text:style-name="Heading_20_2" text:outline-level="2" text:is-list-header="false">
<text:bookmark-start text:name="OrgXref.orgc96366f"/>
<text:bookmark text:name="orgc96366f"/>Operational Definitions
<text:bookmark-end text:name="OrgXref.orgc96366f"/></text:h>
      <text:list text:style-name="OrgBulletedList" text:continue-numbering="false">
        <text:list-item>
          <text:p text:style-name="Text_20_body"><text:span text:style-name="Bold">Wound Healing Rate</text:span>:: The value θ of the delayed exponential curve
plotted on a graph of advance of wound margin towards the wound center against
time since surgery for a set of seven or more wound measurements such that:
</text:p>
          <text:list text:style-name="OrgBulletedList" text:continue-numbering="true">
            <text:list-item>
              <text:p text:style-name="Text_20_body">The two longest, mutually perpendicular diameters of the wound, <text:span text:style-name="Underline">a</text:span> and
<text:span text:style-name="Underline">b</text:span> measured in mm, are used to calculate the area of the wound, <text:span text:style-name="Underline">S</text:span> in mm<text:span text:style-name="OrgSuperscript">2</text:span>,
using the formula 
</text:p>
              <text:p text:style-name="OrgFixedWidthBlock">\begin{equation} </text:p>
              <text:p text:style-name="OrgFixedWidthBlock"> <text:s text:c="1"/>\frac{\pi}{4}a_i\cdot b_i</text:p>
              <text:p text:style-name="OrgFixedWidthBlockLastLine">\end{equation}</text:p>
              <text:p text:style-name="OrgFixedWidthBlockLastLine"/>
              <text:p text:style-name="Text_20_body">and the perimeter, <text:span text:style-name="Underline">p</text:span> in mm, of the wound using the formula
</text:p>
              <text:p text:style-name="OrgFixedWidthBlock">\begin{equation}</text:p>
              <text:p text:style-name="OrgFixedWidthBlock">\pi[\frac{3}{4}(a_i+b_i)-\frac{1}{2}\sqrt{a_0\cdot b_0}]</text:p>
              <text:p text:style-name="OrgFixedWidthBlockLastLine">\end{equation}</text:p>
              <text:p text:style-name="OrgFixedWidthBlockLastLine"/>
            </text:list-item>
            <text:list-item>
              <text:p text:style-name="Text_20_body">The advance of wound margin, in mm, towards the center of the wound is calculated
using the formula 
</text:p>
              <text:p text:style-name="OrgFixedWidthBlock">\begin{equation}</text:p>
              <text:p text:style-name="OrgFixedWidthBlock"> <text:s text:c="1"/>2\frac{S_0}{p_0T}[mm/day]</text:p>
              <text:p text:style-name="OrgFixedWidthBlockLastLine">\end{equation}</text:p>
              <text:p text:style-name="OrgFixedWidthBlockLastLine"/>
            </text:list-item>
            <text:list-item>
              <text:p text:style-name="Text_20_body">The seven measurements are taken at an interval of one week. [Cukjati_2001]
</text:p>
            </text:list-item>
          </text:list>
        </text:list-item>
        <text:list-item>
          <text:p text:style-name="Text_20_body">The predicted time, in days, for a given
wound to reduce to 5% of its initial area or the predicted time for a given
wound to reduce to less than 100 mm<text:span text:style-name="OrgSuperscript">2</text:span> which ever is smaller. This definition
has been adapted from Cukjati et al. [Cukjati_2001]
</text:p>
        </text:list-item>
        <text:list-item>
          <text:p text:style-name="Text_20_body"><text:span text:style-name="Bold">Diabetic Patient</text:span>:: Patients with reduced ability to auto-regulate serum
glucose levels as defined by guidelines of the National Institute of Health
and Care Excellence, United Kingdom [ICGT_2015]:
</text:p>
          <text:list text:style-name="OrgBulletedList" text:continue-numbering="true">
            <text:list-item>
              <text:p text:style-name="Text_20_body">Documented fasting blood glucose level &gt; 125 mg/dL
</text:p>
            </text:list-item>
            <text:list-item>
              <text:p text:style-name="Text_20_body">Documented random blood glucose level &gt; 200 mg/dL
</text:p>
            </text:list-item>
            <text:list-item>
              <text:p text:style-name="Text_20_body">Documented HbA1c &gt; 6.5 mg/dL
</text:p>
            </text:list-item>
            <text:list-item>
              <text:p text:style-name="Text_20_body">Taking oral hypoglycemic agents
</text:p>
            </text:list-item>
            <text:list-item>
              <text:p text:style-name="Text_20_body">Taking subcutaneous insulin injection
</text:p>
            </text:list-item>
          </text:list>
        </text:list-item>
        <text:list-item>
          <text:p text:style-name="Text_20_body"><text:span text:style-name="Bold">Smoking Status</text:span> and <text:span text:style-name="Bold">Cigarette Usage</text:span>:: Cigarette usage as defined by the
Centers of Disease Control and Prevention, USA [CDC_Smoking]
</text:p>
          <text:list text:style-name="OrgDescriptionList" text:continue-numbering="true">
            <text:list-item>
              <text:p text:style-name="Text_20_body_20_bold"><text:span text:style-name="Bold">Every day smoker</text:span></text:p>
              <text:list text:style-name="OrgDescriptionList" text:continue-numbering="true">
                <text:list-item>
                  <text:p text:style-name="Text_20_body">An adult who has smoked at least 100 cigarettes in his
    or her lifetime, and who now smokes every day. Previously called a “regular
    smoker”.
</text:p>
                </text:list-item>
              </text:list>
            </text:list-item>
            <text:list-item>
              <text:p text:style-name="Text_20_body_20_bold"><text:span text:style-name="Bold">Former smoker</text:span></text:p>
              <text:list text:style-name="OrgDescriptionList" text:continue-numbering="true">
                <text:list-item>
                  <text:p text:style-name="Text_20_body">An adult who has smoked at least 100 cigarettes in his
    or her lifetime but who had quit smoking at the time of interview.
</text:p>
                </text:list-item>
              </text:list>
            </text:list-item>
            <text:list-item>
              <text:p text:style-name="Text_20_body_20_bold"><text:span text:style-name="Bold">Never smoker</text:span></text:p>
              <text:list text:style-name="OrgDescriptionList" text:continue-numbering="true">
                <text:list-item>
                  <text:p text:style-name="Text_20_body">An adult who has never smoked, or who has smoked less
    than 100 cigarettes in his or her lifetime.
</text:p>
                </text:list-item>
              </text:list>
            </text:list-item>
          </text:list>
        </text:list-item>
        <text:list-item>
          <text:p text:style-name="Text_20_body"><text:span text:style-name="Bold">Normal Saline Dressing</text:span>:: The practice of applying povidone-iodine to wound
edges followed by washing wounds with at least 500 cc of normal saline before
applying gauze in a clean or sterile fashion
</text:p>
        </text:list-item>
        <text:list-item>
          <text:p text:style-name="Text_20_body"><text:span text:style-name="Bold">EUSOL Dressing</text:span>:: The practice of applying povidone-iodine to wound edges
followed by washing wounds with at least 500 cc of normal saline before
applying gauze soaked in EUSOL in a clean or sterile fashion
</text:p>
        </text:list-item>
        <text:list-item>
          <text:p text:style-name="Text_20_body"><text:span text:style-name="Bold">Open Surgical Wound</text:span>:: Surgical wound where skin has not been approximated by
staples or sutures
</text:p>
        </text:list-item>
        <text:list-item>
          <text:p text:style-name="Text_20_body"><text:span text:style-name="Bold">Wound Care Practitioner</text:span>:: Wound Nurses, surgeons and/or surgical residents
with at least one year of experience in dressing surgical wounds healing by
secondary intention
</text:p>
        </text:list-item>
      </text:list>
      <text:h text:style-name="Heading_20_2" text:outline-level="2" text:is-list-header="false">
<text:bookmark-start text:name="OrgXref.org03bc6bc"/>
<text:bookmark text:name="org03bc6bc"/>Study Design
<text:bookmark-end text:name="OrgXref.org03bc6bc"/></text:h>
      <text:p text:style-name="Text_20_body">This will be a single center, double-blinded, non-placebo-controlled,
parallel-group study with balanced randomisation (1:1). The study will be
conducted in Karachi, Pakistan whereby patients will be followed during both
in-hospital stay as well as outpatients for a total of six weeks after surgery.
</text:p>
      <text:p text:style-name="Text_20_body">The unblinded data collected from each group will be reviewed by an independent
investigator for patient safety. This independent investigator will assess each
group for frequency of wound infections and of wounds that are non-healing. The
study will be halted if 10% or more patients in either group suffer from wound
infections or if 10 % or more patients in either group suffer from non-healing
wounds.
</text:p>
      <text:h text:style-name="Heading_20_2" text:outline-level="2" text:is-list-header="false">
<text:bookmark-start text:name="OrgXref.orgaef0a33"/>
<text:bookmark text:name="orgaef0a33"/>Study Setting
<text:bookmark-end text:name="OrgXref.orgaef0a33"/></text:h>
      <text:p text:style-name="Text_20_body">This study setting will be the Aga Khan University Hospital for inpatients as
well as patients receiving home healthcare in the city of Karachi.
</text:p>
      <text:h text:style-name="Heading_20_2" text:outline-level="2" text:is-list-header="false">
<text:bookmark-start text:name="OrgXref.orgf6431c9"/>
<text:bookmark text:name="orgf6431c9"/>Study Procedures
<text:bookmark-end text:name="OrgXref.orgf6431c9"/></text:h>
      <text:p text:style-name="Text_20_body">This study will involve the blinded use of normal saline and EUSOL in their
assessment of wound healing capabilities. To that end, these solutions will
be prepared, packaged and marked for use by the Aga Khan University Pharmacy
Department.
</text:p>
      <text:p text:style-name="Text_20_body">Patients who have undergone any abdominal or limb surgery will be recruited (see
<text:bookmark-ref text:reference-format="chapter" text:ref-name="OrgXref.org49c9ec6">4.8</text:bookmark-ref>) and assessed for eligibility (see sections <text:bookmark-ref text:reference-format="chapter" text:ref-name="OrgXref.org8e1b6ba">4.5</text:bookmark-ref> &amp; <text:bookmark-ref text:reference-format="chapter" text:ref-name="OrgXref.orgb036f5d">4.6</text:bookmark-ref>) . Eligible patients will be offered enrolllment
in the trial using informed consent (see <text:bookmark-ref text:reference-format="chapter" text:ref-name="OrgXref.orgd7cea6a">7</text:bookmark-ref>). The
number of patients who are excluded from the study or who refuse to participate
will be noted. Those who consent will be randomized to either the normal saline
group or the EUSOL group as described in <text:bookmark-ref text:reference-format="chapter" text:ref-name="OrgXref.org0fd73bd">8</text:bookmark-ref>.
</text:p>
      <text:p text:style-name="Text_20_body">Once randomized, the following details will be recorded for all patients using
the "New Patient Registration" (see <text:bookmark-ref text:reference-format="chapter" text:ref-name="OrgXref.orgf053037">9</text:bookmark-ref>)
</text:p>
      <text:list text:style-name="OrgBulletedList" text:continue-numbering="false">
        <text:list-item>
          <text:p text:style-name="Text_20_body">the patient's age and gender
</text:p>
        </text:list-item>
        <text:list-item>
          <text:p text:style-name="Text_20_body">the surgery that the patient underwent and the date of that surgery
</text:p>
        </text:list-item>
        <text:list-item>
          <text:p text:style-name="Text_20_body">whether the patient is a diabetic, smoker or has peripheral vascular disease
</text:p>
        </text:list-item>
        <text:list-item>
          <text:p text:style-name="Text_20_body">the longest dimension of the wound and the second-longest dimension that is
perpendicular to the first
</text:p>
        </text:list-item>
      </text:list>
      <text:p text:style-name="Text_20_body">Following initial registration, patients will recieve the allocated treatment as
described in <text:bookmark-ref text:reference-format="chapter" text:ref-name="OrgXref.org0fd73bd">8</text:bookmark-ref>. followed once a week for a
total of 7 weeks. At each follow-up, the following details will be recorded
using the "Follow-Up Wound Assessment" Form (see <text:bookmark-ref text:reference-format="chapter" text:ref-name="OrgXref.orgf053037">9</text:bookmark-ref>)
</text:p>
      <text:list text:style-name="OrgBulletedList" text:continue-numbering="false">
        <text:list-item>
          <text:p text:style-name="Text_20_body">the longest dimension of the wound and the second-longest dimension that is
perpendicular to the first
</text:p>
        </text:list-item>
        <text:list-item>
          <text:p text:style-name="Text_20_body">whether the consultant surgeon of that patient has decided to close the wound
surgically and the date of that decision
</text:p>
        </text:list-item>
        <text:list-item>
          <text:p text:style-name="Text_20_body">whether the consultant surgeon of that patient has decided to retake the
patient to OR for a re-look debridement and the date of that decision.
</text:p>
        </text:list-item>
      </text:list>
      <text:p text:style-name="Text_20_body">All wound assessments will be done by a wound nurse with at least one year of
experience or by a consultant surgeon. At the end of the wound assessment period
the collected data will be analyzed as per the analysis plan outlined below (see
<text:bookmark-ref text:reference-format="chapter" text:ref-name="OrgXref.orgd752431">4.13</text:bookmark-ref>). The number of patients lost to follow-up and the number of
patients who did not recieve the allocated treatment during the course of the
study will be noted. These patients will be analyzed on an intention-to-treat
basis. The entire study procedure is summarized in the consort diagram (see
<text:bookmark-ref text:reference-format="chapter" text:ref-name="OrgXref.org85097ff">6</text:bookmark-ref>).
</text:p>
      <text:p text:style-name="Text_20_body">#+BEGIN<text:span text:style-name="OrgSubscript">COMMENT</text:span>
</text:p>
      <text:h text:style-name="Heading_20_3" text:outline-level="3" text:is-list-header="false">
<text:bookmark-start text:name="OrgXref.org70e74ce"/>
<text:bookmark text:name="org70e74ce"/>Intra- and Interobserver Variability Control
<text:bookmark-end text:name="OrgXref.org70e74ce"/></text:h>
      <text:list text:style-name="OrgBulletedList" text:continue-numbering="false">
        <text:list-item>
          <text:p text:style-name="Text_20_body">Training on how to deal with parallax error
</text:p>
        </text:list-item>
        <text:list-item>
          <text:p text:style-name="Text_20_body">Marking extent of measurement with parmanent marker at every time of
measurement
</text:p>
        </text:list-item>
      </text:list>
      <text:h text:style-name="Heading_20_3" text:outline-level="3" text:is-list-header="false">
<text:bookmark-start text:name="OrgXref.org53f9910"/>
<text:bookmark text:name="org53f9910"/>IRB form and application
<text:bookmark-end text:name="OrgXref.org53f9910"/></text:h>
      <text:h text:style-name="Heading_20_3" text:outline-level="3" text:is-list-header="false">
<text:bookmark-start text:name="OrgXref.orgd4487a9"/>
<text:bookmark text:name="orgd4487a9"/>Follow Up Strategy
<text:bookmark-end text:name="OrgXref.orgd4487a9"/></text:h>
      <text:list text:style-name="OrgBulletedList" text:continue-numbering="false">
        <text:list-item>
          <text:p text:style-name="Text_20_body">Discuss the dangers of data collection using home health nursing care
</text:p>
        </text:list-item>
        <text:list-item>
          <text:p text:style-name="Text_20_body">Discuss the possiblity of clinic follow-up for 6 weeks
</text:p>
          <text:list text:style-name="OrgBulletedList" text:continue-numbering="true">
            <text:list-item>
              <text:p text:style-name="Text_20_body">Possibly using grant fund
</text:p>
            </text:list-item>
          </text:list>
        </text:list-item>
      </text:list>
      <text:p text:style-name="Text_20_body">#+END<text:span text:style-name="OrgSubscript">COMMENT</text:span>
</text:p>
      <text:h text:style-name="Heading_20_2" text:outline-level="2" text:is-list-header="false">
<text:bookmark-start text:name="OrgXref.org8e1b6ba"/>
<text:bookmark text:name="org8e1b6ba"/>Inclusion Criteria
<text:bookmark-end text:name="OrgXref.org8e1b6ba"/></text:h>
      <text:p text:style-name="Text_20_body">Tis study will include adult, post-operative patients with surgical wounds of the
abdomen and limbs that have been left to heal by secondary intention.
</text:p>
      <text:h text:style-name="Heading_20_2" text:outline-level="2" text:is-list-header="false">
<text:bookmark-start text:name="OrgXref.orgb036f5d"/>
<text:bookmark text:name="orgb036f5d"/>Exclusion Criteria
<text:bookmark-end text:name="OrgXref.orgb036f5d"/></text:h>
      <text:p text:style-name="Text_20_body">Patients with the following types of wounds will be excluded from this study:
</text:p>
      <text:list text:style-name="OrgBulletedList" text:continue-numbering="false">
        <text:list-item>
          <text:p text:style-name="Text_20_body">Wounds resulting from and/or complicated by viscero-cutaneous fistula: These
wounds involve an abnormal connection between the epithelium of the skin and
the epithelium of a hollow viscus that normally produces a bodily fluid. Wound
care of viscero-cutaneous fistulas involves maneuvers to abate the physical
and chemical effects of the bodily fluid to the skin. Such maneuvers have
little or no connection with EUSOL. Therefore, wounds related to
viscero-cutaneous fistulas are beyond the scope of this study.
</text:p>
        </text:list-item>
        <text:list-item>
          <text:p text:style-name="Text_20_body">Wounds resulting from pre-existing dermatological pathology, for example (but
not limited to) psoriasis: Wounds resulting from pre-existing dermatological
pathology have a different natural history of healing as compared to wounds on
otherwise normal skin. Management of such wounds typically involves medical
regimens tailored to curtail the pathology causing the wound and wound healing
is directly correlated to controlling that pathology. Therefore, these wounds
are beyond the scope of this study.
</text:p>
        </text:list-item>
        <text:list-item>
          <text:p text:style-name="Text_20_body">Wounds in patients on corticosteroid therapy
</text:p>
        </text:list-item>
        <text:list-item>
          <text:p text:style-name="Text_20_body">Wounds in patients undergoing re-look debridement of the wound being studied
</text:p>
        </text:list-item>
      </text:list>
      <text:h text:style-name="Heading_20_2" text:outline-level="2" text:is-list-header="false">
<text:bookmark-start text:name="OrgXref.org6553859"/>
<text:bookmark text:name="org6553859"/>Outcome Measure
<text:bookmark-end text:name="OrgXref.org6553859"/></text:h>
      <text:p text:style-name="Text_20_body">The main outcome measure of this study will be the difference in mean healing
rate between the normal saline and EUSOL groups. Healing rate will be calculated
as defined by Cukjati et al. (see <text:bookmark-ref text:reference-format="chapter" text:ref-name="OrgXref.orgc96366f">4.1</text:bookmark-ref>). The reader is
referred to the full text for complete details.
</text:p>
      <text:h text:style-name="Heading_20_2" text:outline-level="2" text:is-list-header="false">
<text:bookmark-start text:name="OrgXref.org49c9ec6"/>
<text:bookmark text:name="org49c9ec6"/>Sampling Technique
<text:bookmark-end text:name="OrgXref.org49c9ec6"/></text:h>
      <text:p text:style-name="Text_20_body">This study will recruit patients using consecutive sampling. Patients will be
identified for recruitment on a daily basis using the Main Operating Room and
Daycare Surgery Operating Room case list Recruitment will be attempted 24 - 48
hours after surgery.
</text:p>
      <text:h text:style-name="Heading_20_2" text:outline-level="2" text:is-list-header="false">
<text:bookmark-start text:name="OrgXref.orgf24ecb1"/>
<text:bookmark text:name="orgf24ecb1"/>Randomization Technique
<text:bookmark-end text:name="OrgXref.orgf24ecb1"/></text:h>
      <text:p text:style-name="Text_20_body">The patients will be randomly assigned to one of following two parallel groups in
a 1:1 ratio:
</text:p>
      <text:list text:style-name="OrgBulletedList" text:continue-numbering="false">
        <text:list-item>
          <text:p text:style-name="Text_20_body">Normal Saline Dressings
</text:p>
        </text:list-item>
        <text:list-item>
          <text:p text:style-name="Text_20_body">EUSOL Dressings
</text:p>
        </text:list-item>
      </text:list>
      <text:p text:style-name="Text_20_body">Randomization will be stratified by diabetic status, smoking status and presence
of peripheral arterial disease. Following stratification, randomization will be
done using block randomization technique using blocks of four, six and eight
patients.
</text:p>
      <text:p text:style-name="Text_20_body">Randomization will be done by the Aga Khan University Clinical Trials Unit as
described in <text:bookmark-ref text:reference-format="chapter" text:ref-name="OrgXref.org0fd73bd">8</text:bookmark-ref>. This randomization table was
generated using the online tool <text:span text:style-name="Underline">Sealed Envelope</text:span> [simple_rand_serv].
</text:p>
      <text:h text:style-name="Heading_20_2" text:outline-level="2" text:is-list-header="false">
<text:bookmark-start text:name="OrgXref.orgcde01e1"/>
<text:bookmark text:name="orgcde01e1"/>Blinding Technique
<text:bookmark-end text:name="OrgXref.orgcde01e1"/></text:h>
      <text:p text:style-name="Text_20_body">Preparation of the aliquots of normal saline and EUSOL will be conducted by the
Aga Khan Hospital Pharmacy Department. EUSOL is a photosensitive compound (see
<text:bookmark-ref text:reference-format="chapter" text:ref-name="OrgXref.org6d7899d">2</text:bookmark-ref>) and must therefore be stored in tinted reagant bottles to prevent
decomposition. To prevent identification of EUSOL from normal saline, aliquots
of normal saline will also be stored in tinted reagent bottles.
</text:p>
      <text:p text:style-name="Text_20_body">Following preparation, the Aga Khan University Clinical Trials Unit will label
the bottles. The labels will state the contents of the bottle and a
randomization code from the table described in <text:bookmark-ref text:reference-format="chapter" text:ref-name="OrgXref.org0fd73bd">8</text:bookmark-ref>.
</text:p>
      <text:p text:style-name="Text_20_body">Following labeling, aliquots will be allocated to patients who have been
randomized to the same treatment arm as their contents. The Clinical Trials Unit
will note the patient to whom each aliquot has been allocated on the
randomization table next to the respective randomization code.
</text:p>
      <text:h text:style-name="Heading_20_2" text:outline-level="2" text:is-list-header="false">
<text:bookmark-start text:name="OrgXref.org295ad88"/>
<text:bookmark text:name="org295ad88"/>Sample Size
<text:bookmark-end text:name="OrgXref.org295ad88"/></text:h>
      <text:p text:style-name="Text_20_body">The sample size for this study had been calculated on the basis of the work of
Bajaj et al. [Bajaj_2009] who compared the rate of wound healing in
patients treated with sugar coated bandages with that of patients treated with
EUSOL dressing. To the authors' best knowledge, there is no other study that
more closely resembles the objectives of this study. Therefore, the authors saw
fit to base sample size calculation upon this study.
</text:p>
      <text:p text:style-name="Text_20_body">Based on this study, the anticipated proportion of patients with wound healing
in the standard dressing group (case group) is 77% and the anticipated
proportion of patients with wound healing in the EUSOL dressing group (control
group). Thus the relative risk of wound healing from normal saline dressing
versus EUSOL dressing is expected to be 1.2.
</text:p>
      <text:p text:style-name="Text_20_body">The sample size was calculated using OpenEpi Software version 3.01. The sample
size was calculated using the above anticipated proportions as well as
significance of 5%, power of 80% and an inflation of 10% to account for
non-response. The minimum sample size required was calculated to be 532 patients
in total: 266 patients in Group 1 (standard dressing) and 266 patients in Group
2 (EUSOL dressing).
</text:p>
      <text:h text:style-name="Heading_20_2" text:outline-level="2" text:is-list-header="false">
<text:bookmark-start text:name="OrgXref.org41cadcf"/>
<text:bookmark text:name="org41cadcf"/>Study Duration
<text:bookmark-end text:name="OrgXref.org41cadcf"/></text:h>
      <text:p text:style-name="Text_20_body">The number of case records bearing the following ICD-9-CM codes in the last year
were queried from the hospital database via The Aga Khan University Health
Information Systems (HIS):
</text:p>
      <text:list text:style-name="OrgBulletedList" text:continue-numbering="false">
        <text:list-item>
          <text:p text:style-name="Text_20_body">Exploratory Laparotomy: 54.11 = 231
</text:p>
        </text:list-item>
        <text:list-item>
          <text:p text:style-name="Text_20_body">Re-open Laparotomy: 54.12​ = 23
</text:p>
        </text:list-item>
        <text:list-item>
          <text:p text:style-name="Text_20_body">Reversal of Colostomy: 46.52 = 35
</text:p>
        </text:list-item>
        <text:list-item>
          <text:p text:style-name="Text_20_body">Carbuncle: 68.00 - 68.09 = 50
</text:p>
        </text:list-item>
        <text:list-item>
          <text:p text:style-name="Text_20_body">Incision and Drainage of Abscess: 86.04 = 176
</text:p>
        </text:list-item>
        <text:list-item>
          <text:p text:style-name="Text_20_body">Above Knee Amputation: 84.17 = 29
</text:p>
        </text:list-item>
        <text:list-item>
          <text:p text:style-name="Text_20_body">Below Knee Amputation: 84.15 = 62
</text:p>
        </text:list-item>
      </text:list>
      <text:p text:style-name="Text_20_body">This query resulted in a total of 606 cases which exceeds the required sample
size. Accounting for the 7 week follow-up required for each patient, this study
is expected to take a maximum of 18 months to complete.
</text:p>
      <text:h text:style-name="Heading_20_2" text:outline-level="2" text:is-list-header="false">
<text:bookmark-start text:name="OrgXref.orgd752431"/>
<text:bookmark text:name="orgd752431"/>Data Analysis
<text:bookmark-end text:name="OrgXref.orgd752431"/></text:h>
      <text:p text:style-name="Text_20_body">By measuring wounds with the method as defined by Cukjati et al. (see
Operational Definitions), each wound will have a set of 7 measurements. These
measurements will then be plotted on a graph of wound area against time. This
graph follows a delayed exponential curve having coefficient θ. The
coefficient θ will be calculated for all patients by fitting their
individual wound measurements to the delayed exponential curve. Wounds having
a faster healing rate will have a higher value of θ.
</text:p>
      <text:p text:style-name="Text_20_body">Student's t-test will be used to detect any significant difference in θ
of  patients in normal saline group and those in the EUSOL group.
</text:p>
      <text:h text:style-name="Heading_20_1" text:outline-level="1" text:is-list-header="false">
<text:bookmark-start text:name="OrgXref.org1e2129a"/>
<text:bookmark text:name="org1e2129a"/>Appendix 1 Tables
<text:bookmark-end text:name="OrgXref.org1e2129a"/></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Study Author &amp; Year</text:p>
              </table:table-cell>
              <table:table-cell table:style-name="OrgTblCellTB">
                <text:p text:style-name="OrgTableHeadingLeft">Control Group</text:p>
              </table:table-cell>
              <table:table-cell table:style-name="OrgTblCellTB">
                <text:p text:style-name="OrgTableHeadingLeft">Reported Outcome</text:p>
              </table:table-cell>
              <table:table-cell table:style-name="OrgTblCellTB">
                <text:p text:style-name="OrgTableHeadingLeft">Outcome of Cases</text:p>
              </table:table-cell>
              <table:table-cell table:style-name="OrgTblCellTB">
                <text:p text:style-name="OrgTableHeadingLeft">Outcome in Controls</text:p>
              </table:table-cell>
              <table:table-cell table:style-name="OrgTblCellTB">
                <text:p text:style-name="OrgTableHeadingRight">Number of Cases</text:p>
              </table:table-cell>
              <table:table-cell table:style-name="OrgTblCellTB">
                <text:p text:style-name="OrgTableHeadingRight">Number of Controls</text:p>
              </table:table-cell>
            </table:table-row>
          </table:table-header-rows>
          <table:table-rows>
            <table:table-row>
              <table:table-cell table:style-name="OrgTblCellT">
                <text:p text:style-name="OrgTableContentsLeft">Bajaj et al., 2009 [Bajaj_2009]</text:p>
              </table:table-cell>
              <table:table-cell table:style-name="OrgTblCellT">
                <text:p text:style-name="OrgTableContentsLeft">Sugar Coated Dressing</text:p>
              </table:table-cell>
              <table:table-cell table:style-name="OrgTblCellT">
                <text:p text:style-name="OrgTableContentsLeft">Wound size at week 4 (mm)</text:p>
              </table:table-cell>
              <table:table-cell table:style-name="OrgTblCellT">
                <text:p text:style-name="OrgTableContentsLeft">77 <text:span text:style-name="OrgCode">\textpm{}</text:span> 97.28</text:p>
              </table:table-cell>
              <table:table-cell table:style-name="OrgTblCellT">
                <text:p text:style-name="OrgTableContentsLeft">104 <text:span text:style-name="OrgCode">\textpm{}</text:span> 130.54</text:p>
              </table:table-cell>
              <table:table-cell table:style-name="OrgTblCellT">
                <text:p text:style-name="OrgTableContentsRight">24</text:p>
              </table:table-cell>
              <table:table-cell table:style-name="OrgTblCellT">
                <text:p text:style-name="OrgTableContentsRight">26</text:p>
              </table:table-cell>
            </table:table-row>
            <table:table-row>
              <table:table-cell table:style-name="OrgTblCell">
                <text:p text:style-name="OrgTableContentsLeft">Goode et al., 1979 [Smith_2013]</text:p>
              </table:table-cell>
              <table:table-cell table:style-name="OrgTblCell">
                <text:p text:style-name="OrgTableContentsLeft">Dextranomer Beads</text:p>
              </table:table-cell>
              <table:table-cell table:style-name="OrgTblCell">
                <text:p text:style-name="OrgTableContentsLeft">Time to clean wound bed (days)</text:p>
              </table:table-cell>
              <table:table-cell table:style-name="OrgTblCell">
                <text:p text:style-name="OrgTableContentsLeft">11.6</text:p>
              </table:table-cell>
              <table:table-cell table:style-name="OrgTblCell">
                <text:p text:style-name="OrgTableContentsLeft">8.1</text:p>
              </table:table-cell>
              <table:table-cell table:style-name="OrgTblCell">
                <text:p text:style-name="OrgTableContentsRight">10</text:p>
              </table:table-cell>
              <table:table-cell table:style-name="OrgTblCell">
                <text:p text:style-name="OrgTableContentsRight">10</text:p>
              </table:table-cell>
            </table:table-row>
            <table:table-row>
              <table:table-cell table:style-name="OrgTblCell">
                <text:p text:style-name="OrgTableContentsLeft">Groenwald et al., 1980 [Gethin_2015]</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15.4</text:p>
              </table:table-cell>
              <table:table-cell table:style-name="OrgTblCell">
                <text:p text:style-name="OrgTableContentsLeft">5.9</text:p>
              </table:table-cell>
              <table:table-cell table:style-name="OrgTblCell">
                <text:p text:style-name="OrgTableContentsRight">50</text:p>
              </table:table-cell>
              <table:table-cell table:style-name="OrgTblCell">
                <text:p text:style-name="OrgTableContentsRight">50</text:p>
              </table:table-cell>
            </table:table-row>
            <table:table-row>
              <table:table-cell table:style-name="OrgTblCell">
                <text:p text:style-name="OrgTableContentsLeft">Soderberg et al., 1982 [Reinar_2019]</text:p>
              </table:table-cell>
              <table:table-cell table:style-name="OrgTblCell">
                <text:p text:style-name="OrgTableContentsLeft">Zinc Tape</text:p>
              </table:table-cell>
              <table:table-cell table:style-name="OrgTblCell">
                <text:p text:style-name="OrgTableContentsLeft">Healing of ulcers (days)</text:p>
              </table:table-cell>
              <table:table-cell table:style-name="OrgTblCell">
                <text:p text:style-name="OrgTableContentsLeft">30 (21 - 63)</text:p>
              </table:table-cell>
              <table:table-cell table:style-name="OrgTblCell">
                <text:p text:style-name="OrgTableContentsLeft">17 (12 - 20)</text:p>
              </table:table-cell>
              <table:table-cell table:style-name="OrgTblCell">
                <text:p text:style-name="OrgTableContentsRight">42</text:p>
              </table:table-cell>
              <table:table-cell table:style-name="OrgTblCell">
                <text:p text:style-name="OrgTableContentsRight">48</text:p>
              </table:table-cell>
            </table:table-row>
            <table:table-row>
              <table:table-cell table:style-name="OrgTblCellB">
                <text:p text:style-name="OrgTableContentsLeft">Subrahmanyam et al, 2004 [Jull_2015]</text:p>
              </table:table-cell>
              <table:table-cell table:style-name="OrgTblCellB">
                <text:p text:style-name="OrgTableContentsLeft">Honey Coated Bandages</text:p>
              </table:table-cell>
              <table:table-cell table:style-name="OrgTblCellB">
                <text:p text:style-name="OrgTableContentsLeft">Time to healing (days)</text:p>
              </table:table-cell>
              <table:table-cell table:style-name="OrgTblCellB">
                <text:p text:style-name="OrgTableContentsLeft">26.5 <text:span text:style-name="OrgCode">\textpm{}</text:span> 3.2</text:p>
              </table:table-cell>
              <table:table-cell table:style-name="OrgTblCellB">
                <text:p text:style-name="OrgTableContentsLeft">18.5 <text:span text:style-name="OrgCode">\textpm{}</text:span> 2.1</text:p>
              </table:table-cell>
              <table:table-cell table:style-name="OrgTblCellB">
                <text:p text:style-name="OrgTableContentsRight">16</text:p>
              </table:table-cell>
              <table:table-cell table:style-name="OrgTblCellB">
                <text:p text:style-name="OrgTableContentsRight">14</text:p>
              </table:table-cell>
            </table:table-row>
          </table:table-rows>
        </table:table>
      </text:section>
      <text:p text:style-name="Text_20_body">Table 1: Summary of literature comparing EUSOL with various other wound dressing materials.
</text:p>
      <text:h text:style-name="Heading_20_1" text:outline-level="1" text:is-list-header="false">
<text:bookmark-start text:name="OrgXref.org85097ff"/>
<text:bookmark text:name="org85097ff"/>Appendix 2 Consort Diagram
<text:bookmark-end text:name="OrgXref.org85097ff"/></text:h>
      <text:p text:style-name="Text_20_body">start
:Assessed for eligibility (n= );
split
:Excluded (n= )<text:span text:style-name="OrgCode">\n</text:span>- Not meeting inclusion criteria (n= )<text:span text:style-name="OrgCode">\n</text:span>- Declined to participate (n= )<text:span text:style-name="OrgCode">\n</text:span>- Other Reasons (n= );
stop
split again
:Randomized (n= );
split
:Allocated to Normal Saline Group (n= )<text:span text:style-name="OrgCode">\n</text:span>- Received Allocated Treatment (n= )<text:span text:style-name="OrgCode">\n</text:span> - Did not receive allocated treatment (n= );
:Lost to follow-up (give reasons) (n= )<text:span text:style-name="OrgCode">\n</text:span> Discontinued Normal Saline treatment (n= );
:Analyzed (n= )<text:span text:style-name="OrgCode">\n</text:span>- Excluded from analysis (n=);
stop
split again
:Allocated to EUSOL Group (n= )<text:span text:style-name="OrgCode">\n</text:span>- Received Allocated Treatment (n= )<text:span text:style-name="OrgCode">\n</text:span> - Did not receive allocated treatment (n= );
:Lost to follow-up (give reasons) (n= )<text:span text:style-name="OrgCode">\n</text:span> Discontinued Normal Saline treatment (n= );
:Analyzed (n= )<text:span text:style-name="OrgCode">\n</text:span>- Excluded from analysis (n=);
stop
</text:p>
      <text:h text:style-name="Heading_20_1" text:outline-level="1" text:is-list-header="false">
<text:bookmark-start text:name="OrgXref.orgd7cea6a"/>
<text:bookmark text:name="orgd7cea6a"/>Appendix 3 Informed Consent
<text:bookmark-end text:name="OrgXref.orgd7cea6a"/></text:h>
      <text:h text:style-name="Heading_20_2" text:outline-level="2" text:is-list-header="false">
<text:bookmark-start text:name="OrgXref.org73dab1e"/>
<text:bookmark text:name="org73dab1e"/>3a English Version
<text:bookmark-end text:name="OrgXref.org73dab1e"/></text:h>
      <text:p text:style-name="Text_20_body">Study Title: Comparison of wound healing rate between EUSOL and Normal Saline
Dressings
</text:p>
      <text:p text:style-name="Text_20_body">Principal Investigator: Dr. Rehman Alvi
</text:p>
      <text:p text:style-name="Text_20_body">Name of Organization: Aga Khan University Hospital
</text:p>
      <text:p text:style-name="Text_20_body">This informed consent has two parts
</text:p>
      <text:list text:style-name="OrgBulletedList" text:continue-numbering="false">
        <text:list-item>
          <text:p text:style-name="Text_20_body">Information Sheet containing details of the investigation that will be
conducted during this study
</text:p>
        </text:list-item>
        <text:list-item>
          <text:p text:style-name="Text_20_body">Certificate of Consent on which you may give your signature if you agree to
participate
</text:p>
        </text:list-item>
      </text:list>
      <text:p text:style-name="Text_20_body">Part I: Information Sheet
</text:p>
      <text:p text:style-name="Text_20_body">I, Dr. Naveed Aman Pasha, work for Aga Khan University Hospital. We are doing
a study on wounds that have been left open after surgery. We want to see if
wounds heal faster if dressing is done with gauze soaked with normal saline as
compared to gauze soaked with Edinburgh University Solution of Lime.
</text:p>
      <text:p text:style-name="Text_20_body"><text:span text:style-name="Bold">Purpose of the Study</text:span>
</text:p>
      <text:p text:style-name="Text_20_body">Sometimes people undergo surgeries whereby surgeons do not close the wound with
sutures but rather leave it open to heal by itself. This is usually because the
surgery was done on an area that was dirty and/or infected so it is at higher
risk of getting infected if closed with sutures. Such wounds are normally
washed daily with normal saline after which they are dressed with gauze soaked
in normal saline or EUSOL. EUSOL is thought to uproot the dead skin which
develops during healing process to avoid stopping new, healthy skin from
growing into the wound. However, EUSOL is an expensive solution. Moreover, the
efficacy of EUSOL has been questioned world over. This research will compare
the healing rate of wounds dressed with gauze soaked in EUSOL with that of
those dressed with gauze soaked in normal saline.
</text:p>
      <text:p text:style-name="Text_20_body"><text:span text:style-name="Bold">Participant Selection</text:span>
</text:p>
      <text:p text:style-name="Text_20_body">We are inviting all patients with open surgical wounds after their surgery to
participate in this study.
</text:p>
      <text:p text:style-name="Text_20_body"><text:span text:style-name="Bold">Voluntary Participation</text:span>
</text:p>
      <text:p text:style-name="Text_20_body">Your participation in this study is voluntary. Your choice to participate in
this study does not affect the service you receive at the Aga Khan University
Hospital. If you decide not to participate in this study you will continue to
receive treatment routinely offered for dressing of open surgical wounds
regarding which you will be informed later.
</text:p>
      <text:p text:style-name="Text_20_body"><text:span text:style-name="Bold">Type of Research Investigation</text:span>
</text:p>
      <text:p text:style-name="Text_20_body">This research will involve a nurse or doctor measuring your wound during
dressing change once a week for a total of six weeks. Measuring your wound will
involve holding a ruler or measuring tape up to your wound and reading the
value. It is a painless procedure.
</text:p>
      <text:p text:style-name="Text_20_body"><text:span text:style-name="Bold">Description of Process and Duration of Study</text:span>
</text:p>
      <text:p text:style-name="Text_20_body">In this research, you will be assigned to one of two groups whereby your wound
will be dressed with gauze soaked in normal saline or gauze soaked with EUSOL.
Neither you nor your nurse/doctor will know which of the two your wound is
being dressed with. This is necessary in order to keep the research process
objective. Wound dressing will be done daily for a total of six weeks whereby
your wound be measured every week as detailed above. After six weeks have
elapsed and all measurements are complete your care will be resumed by your
surgeon who will instruct you on how to dress your wound(s).
</text:p>
      <text:p text:style-name="Text_20_body"><text:span text:style-name="Bold">Risks</text:span>
</text:p>
      <text:p text:style-name="Text_20_body">Any risk can appear during the study. Your progress will be monitored by our
team of healthcare providers who will address any concerns if and when they
arise.
</text:p>
      <text:p text:style-name="Text_20_body"><text:span text:style-name="Bold">Benefits</text:span>
</text:p>
      <text:p text:style-name="Text_20_body">If you participate in this study, your daily dressings will be done free of
charge. Your participation will also help us find out if doctors should
actually be prescribing EUSOL which is an expensive solution. The results of
this study can then be communicated to other medical experts so that society
can benefit at large.
</text:p>
      <text:p text:style-name="Text_20_body"><text:span text:style-name="Bold">Reimbursements</text:span>
</text:p>
      <text:p text:style-name="Text_20_body">Your participation is free and you will not be given any money or gifts to take
part in this research.
</text:p>
      <text:p text:style-name="Text_20_body"><text:span text:style-name="Bold">Confidentiality</text:span>
</text:p>
      <text:p text:style-name="Text_20_body">The persons involve in conducting this research will not share the identity of
or disclose any information regarding patients who have agreed to participate
in this study. The data collected during this research will be kept
confidential. A stringent procedure is in place to ensure that data collected
during this research is used only by persons conducting this study.
</text:p>
      <text:p text:style-name="Text_20_body">We are offering you participation in this study because you have undergone
a surgery after which your wound(s) has been left open to heal. If you agree to
participate in this study, you will be randomly assigned to one of two groups:
dressings with EUSOL or dressings with normal saline.
</text:p>
      <text:p text:style-name="Text_20_body">Once you have been assigned, a doctor or nurse will dress your wound(s) with
gauze soaked in either of EUSOL or normal saline everyday. Once a week, the
nurse/doctor will measure your wound with a measuring tape and take a picture.
This will continue for a total of six weeks.
</text:p>
      <text:h text:style-name="Heading_20_2" text:outline-level="2" text:is-list-header="false">
<text:bookmark-start text:name="OrgXref.orgfa878bb"/>
<text:bookmark text:name="orgfa878bb"/>3b Urdu Version
<text:bookmark-end text:name="OrgXref.orgfa878bb"/></text:h>
      <text:h text:style-name="Heading_20_1" text:outline-level="1" text:is-list-header="false">
<text:bookmark-start text:name="OrgXref.org0fd73bd"/>
<text:bookmark text:name="org0fd73bd"/>Appendix 4 Randomization Table
<text:bookmark-end text:name="OrgXref.org0fd73bd"/></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Right">block identifier</text:p>
              </table:table-cell>
              <table:table-cell table:style-name="OrgTblCellT">
                <text:p text:style-name="OrgTableContentsRight">block size</text:p>
              </table:table-cell>
              <table:table-cell table:style-name="OrgTblCellT">
                <text:p text:style-name="OrgTableContentsRight">sequence within block</text:p>
              </table:table-cell>
              <table:table-cell table:style-name="OrgTblCellT">
                <text:p text:style-name="OrgTableContentsLeft">treatment</text:p>
              </table:table-cell>
              <table:table-cell table:style-name="OrgTblCellT">
                <text:p text:style-name="OrgTableContentsLeft">Smoker</text:p>
              </table:table-cell>
              <table:table-cell table:style-name="OrgTblCellT">
                <text:p text:style-name="OrgTableContentsLeft">Diabetic</text:p>
              </table:table-cell>
              <table:table-cell table:style-name="OrgTblCellT">
                <text:p text:style-name="OrgTableContentsLeft">Peripheral Arterial Disease</text:p>
              </table:table-cell>
              <table:table-cell table:style-name="OrgTblCellT">
                <text:p text:style-name="OrgTableContentsLeft">code</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X8</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Z2</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O7</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P7</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U1</text:p>
              </table:table-cell>
            </table:table-row>
            <table:table-row>
              <table:table-cell table:style-name="OrgTblCell">
                <text:p text:style-name="OrgTableContentsRight">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RZ8</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Z5</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S9</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Y7</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T0</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P5</text:p>
              </table:table-cell>
            </table:table-row>
            <table:table-row>
              <table:table-cell table:style-name="OrgTblCell">
                <text:p text:style-name="OrgTableContentsRight">2</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K3</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I6</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DH8</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KN6</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JB8</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TS6</text:p>
              </table:table-cell>
            </table:table-row>
            <table:table-row>
              <table:table-cell table:style-name="OrgTblCell">
                <text:p text:style-name="OrgTableContentsRight">3</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G1</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T9</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D6</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T1</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F5</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Y1</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U1</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A2</text:p>
              </table:table-cell>
            </table:table-row>
            <table:table-row>
              <table:table-cell table:style-name="OrgTblCell">
                <text:p text:style-name="OrgTableContentsRight">4</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J1</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U2</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W3</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A7</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X1</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DP4</text:p>
              </table:table-cell>
            </table:table-row>
            <table:table-row>
              <table:table-cell table:style-name="OrgTblCell">
                <text:p text:style-name="OrgTableContentsRight">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C8</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M0</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N3</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E9</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K1</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W2</text:p>
              </table:table-cell>
            </table:table-row>
            <table:table-row>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L2</text:p>
              </table:table-cell>
            </table:table-row>
            <table:table-row>
              <table:table-cell table:style-name="OrgTblCell">
                <text:p text:style-name="OrgTableContentsRight">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I5</text:p>
              </table:table-cell>
            </table:table-row>
            <table:table-row>
              <table:table-cell table:style-name="OrgTblCell">
                <text:p text:style-name="OrgTableContentsRight">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X1</text:p>
              </table:table-cell>
            </table:table-row>
            <table:table-row>
              <table:table-cell table:style-name="OrgTblCell">
                <text:p text:style-name="OrgTableContentsRight">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F5</text:p>
              </table:table-cell>
            </table:table-row>
            <table:table-row>
              <table:table-cell table:style-name="OrgTblCell">
                <text:p text:style-name="OrgTableContentsRight">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X1</text:p>
              </table:table-cell>
            </table:table-row>
            <table:table-row>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Q9</text:p>
              </table:table-cell>
            </table:table-row>
            <table:table-row>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U6</text:p>
              </table:table-cell>
            </table:table-row>
            <table:table-row>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N0</text:p>
              </table:table-cell>
            </table:table-row>
            <table:table-row>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W4</text:p>
              </table:table-cell>
            </table:table-row>
            <table:table-row>
              <table:table-cell table:style-name="OrgTblCell">
                <text:p text:style-name="OrgTableContentsRight">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Y0</text:p>
              </table:table-cell>
            </table:table-row>
            <table:table-row>
              <table:table-cell table:style-name="OrgTblCell">
                <text:p text:style-name="OrgTableContentsRight">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D3</text:p>
              </table:table-cell>
            </table:table-row>
            <table:table-row>
              <table:table-cell table:style-name="OrgTblCell">
                <text:p text:style-name="OrgTableContentsRight">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V6</text:p>
              </table:table-cell>
            </table:table-row>
            <table:table-row>
              <table:table-cell table:style-name="OrgTblCell">
                <text:p text:style-name="OrgTableContentsRight">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C1</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P6</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RI9</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K7</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F6</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Z4</text:p>
              </table:table-cell>
            </table:table-row>
            <table:table-row>
              <table:table-cell table:style-name="OrgTblCell">
                <text:p text:style-name="OrgTableContentsRight">10</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E9</text:p>
              </table:table-cell>
            </table:table-row>
            <table:table-row>
              <table:table-cell table:style-name="OrgTblCell">
                <text:p text:style-name="OrgTableContentsRight">11</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H0</text:p>
              </table:table-cell>
            </table:table-row>
            <table:table-row>
              <table:table-cell table:style-name="OrgTblCell">
                <text:p text:style-name="OrgTableContentsRight">11</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X5</text:p>
              </table:table-cell>
            </table:table-row>
            <table:table-row>
              <table:table-cell table:style-name="OrgTblCell">
                <text:p text:style-name="OrgTableContentsRight">11</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L4</text:p>
              </table:table-cell>
            </table:table-row>
            <table:table-row>
              <table:table-cell table:style-name="OrgTblCell">
                <text:p text:style-name="OrgTableContentsRight">11</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K6</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K9</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SO5</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Z5</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Z2</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RH4</text:p>
              </table:table-cell>
            </table:table-row>
            <table:table-row>
              <table:table-cell table:style-name="OrgTblCell">
                <text:p text:style-name="OrgTableContentsRight">12</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A2</text:p>
              </table:table-cell>
            </table:table-row>
            <table:table-row>
              <table:table-cell table:style-name="OrgTblCell">
                <text:p text:style-name="OrgTableContentsRight">1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F9</text:p>
              </table:table-cell>
            </table:table-row>
            <table:table-row>
              <table:table-cell table:style-name="OrgTblCell">
                <text:p text:style-name="OrgTableContentsRight">1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SH0</text:p>
              </table:table-cell>
            </table:table-row>
            <table:table-row>
              <table:table-cell table:style-name="OrgTblCell">
                <text:p text:style-name="OrgTableContentsRight">1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B3</text:p>
              </table:table-cell>
            </table:table-row>
            <table:table-row>
              <table:table-cell table:style-name="OrgTblCell">
                <text:p text:style-name="OrgTableContentsRight">1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D7</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A8</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Y7</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M8</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M6</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Z0</text:p>
              </table:table-cell>
            </table:table-row>
            <table:table-row>
              <table:table-cell table:style-name="OrgTblCell">
                <text:p text:style-name="OrgTableContentsRight">14</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R2</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S5</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H0</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M7</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X3</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D9</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T1</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Y0</text:p>
              </table:table-cell>
            </table:table-row>
            <table:table-row>
              <table:table-cell table:style-name="OrgTblCell">
                <text:p text:style-name="OrgTableContentsRight">15</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RB9</text:p>
              </table:table-cell>
            </table:table-row>
            <table:table-row>
              <table:table-cell table:style-name="OrgTblCell">
                <text:p text:style-name="OrgTableContentsRight">16</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H0</text:p>
              </table:table-cell>
            </table:table-row>
            <table:table-row>
              <table:table-cell table:style-name="OrgTblCell">
                <text:p text:style-name="OrgTableContentsRight">16</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DW3</text:p>
              </table:table-cell>
            </table:table-row>
            <table:table-row>
              <table:table-cell table:style-name="OrgTblCell">
                <text:p text:style-name="OrgTableContentsRight">16</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M8</text:p>
              </table:table-cell>
            </table:table-row>
            <table:table-row>
              <table:table-cell table:style-name="OrgTblCell">
                <text:p text:style-name="OrgTableContentsRight">16</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O3</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V4</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R9</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Q4</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DX8</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M6</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RQ2</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N1</text:p>
              </table:table-cell>
            </table:table-row>
            <table:table-row>
              <table:table-cell table:style-name="OrgTblCell">
                <text:p text:style-name="OrgTableContentsRight">1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W9</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N9</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T9</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U2</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V2</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R5</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W4</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J2</text:p>
              </table:table-cell>
            </table:table-row>
            <table:table-row>
              <table:table-cell table:style-name="OrgTblCell">
                <text:p text:style-name="OrgTableContentsRight">18</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KU2</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Q7</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E6</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Z4</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R8</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U1</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P0</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G4</text:p>
              </table:table-cell>
            </table:table-row>
            <table:table-row>
              <table:table-cell table:style-name="OrgTblCell">
                <text:p text:style-name="OrgTableContentsRight">19</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V0</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I4</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P7</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ZS6</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O2</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PK8</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Z2</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R4</text:p>
              </table:table-cell>
            </table:table-row>
            <table:table-row>
              <table:table-cell table:style-name="OrgTblCell">
                <text:p text:style-name="OrgTableContentsRight">20</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V7</text:p>
              </table:table-cell>
            </table:table-row>
            <table:table-row>
              <table:table-cell table:style-name="OrgTblCell">
                <text:p text:style-name="OrgTableContentsRight">21</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K8</text:p>
              </table:table-cell>
            </table:table-row>
            <table:table-row>
              <table:table-cell table:style-name="OrgTblCell">
                <text:p text:style-name="OrgTableContentsRight">21</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C8</text:p>
              </table:table-cell>
            </table:table-row>
            <table:table-row>
              <table:table-cell table:style-name="OrgTblCell">
                <text:p text:style-name="OrgTableContentsRight">21</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PK7</text:p>
              </table:table-cell>
            </table:table-row>
            <table:table-row>
              <table:table-cell table:style-name="OrgTblCell">
                <text:p text:style-name="OrgTableContentsRight">21</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U5</text:p>
              </table:table-cell>
            </table:table-row>
            <table:table-row>
              <table:table-cell table:style-name="OrgTblCell">
                <text:p text:style-name="OrgTableContentsRight">22</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J1</text:p>
              </table:table-cell>
            </table:table-row>
            <table:table-row>
              <table:table-cell table:style-name="OrgTblCell">
                <text:p text:style-name="OrgTableContentsRight">22</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JT2</text:p>
              </table:table-cell>
            </table:table-row>
            <table:table-row>
              <table:table-cell table:style-name="OrgTblCell">
                <text:p text:style-name="OrgTableContentsRight">22</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E0</text:p>
              </table:table-cell>
            </table:table-row>
            <table:table-row>
              <table:table-cell table:style-name="OrgTblCell">
                <text:p text:style-name="OrgTableContentsRight">22</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GI5</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X9</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E8</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W6</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Y6</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HW6</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Y9</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P9</text:p>
              </table:table-cell>
            </table:table-row>
            <table:table-row>
              <table:table-cell table:style-name="OrgTblCell">
                <text:p text:style-name="OrgTableContentsRight">23</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U1</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I8</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C0</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P0</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X0</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ZH2</text:p>
              </table:table-cell>
            </table:table-row>
            <table:table-row>
              <table:table-cell table:style-name="OrgTblCell">
                <text:p text:style-name="OrgTableContentsRight">24</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ZN6</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K5</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U4</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D6</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Q5</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P6</text:p>
              </table:table-cell>
            </table:table-row>
            <table:table-row>
              <table:table-cell table:style-name="OrgTblCell">
                <text:p text:style-name="OrgTableContentsRight">2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T8</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P1</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P5</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O3</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PK5</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E3</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B8</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S4</text:p>
              </table:table-cell>
            </table:table-row>
            <table:table-row>
              <table:table-cell table:style-name="OrgTblCell">
                <text:p text:style-name="OrgTableContentsRight">26</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P0</text:p>
              </table:table-cell>
            </table:table-row>
            <table:table-row>
              <table:table-cell table:style-name="OrgTblCell">
                <text:p text:style-name="OrgTableContentsRight">2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X4</text:p>
              </table:table-cell>
            </table:table-row>
            <table:table-row>
              <table:table-cell table:style-name="OrgTblCell">
                <text:p text:style-name="OrgTableContentsRight">2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D3</text:p>
              </table:table-cell>
            </table:table-row>
            <table:table-row>
              <table:table-cell table:style-name="OrgTblCell">
                <text:p text:style-name="OrgTableContentsRight">2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W3</text:p>
              </table:table-cell>
            </table:table-row>
            <table:table-row>
              <table:table-cell table:style-name="OrgTblCell">
                <text:p text:style-name="OrgTableContentsRight">2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E4</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BB0</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K9</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P2</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D7</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IO5</text:p>
              </table:table-cell>
            </table:table-row>
            <table:table-row>
              <table:table-cell table:style-name="OrgTblCell">
                <text:p text:style-name="OrgTableContentsRight">28</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W2</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L9</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N3</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B2</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P1</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J2</text:p>
              </table:table-cell>
            </table:table-row>
            <table:table-row>
              <table:table-cell table:style-name="OrgTblCell">
                <text:p text:style-name="OrgTableContentsRight">29</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X0</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WA5</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PG8</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IS4</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Z1</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Q0</text:p>
              </table:table-cell>
            </table:table-row>
            <table:table-row>
              <table:table-cell table:style-name="OrgTblCell">
                <text:p text:style-name="OrgTableContentsRight">30</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W7</text:p>
              </table:table-cell>
            </table:table-row>
            <table:table-row>
              <table:table-cell table:style-name="OrgTblCell">
                <text:p text:style-name="OrgTableContentsRight">31</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U3</text:p>
              </table:table-cell>
            </table:table-row>
            <table:table-row>
              <table:table-cell table:style-name="OrgTblCell">
                <text:p text:style-name="OrgTableContentsRight">31</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N9</text:p>
              </table:table-cell>
            </table:table-row>
            <table:table-row>
              <table:table-cell table:style-name="OrgTblCell">
                <text:p text:style-name="OrgTableContentsRight">31</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X5</text:p>
              </table:table-cell>
            </table:table-row>
            <table:table-row>
              <table:table-cell table:style-name="OrgTblCell">
                <text:p text:style-name="OrgTableContentsRight">31</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I6</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X5</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I9</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Q3</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A7</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K9</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V2</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E4</text:p>
              </table:table-cell>
            </table:table-row>
            <table:table-row>
              <table:table-cell table:style-name="OrgTblCell">
                <text:p text:style-name="OrgTableContentsRight">3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K6</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GG4</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Z6</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S2</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D0</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IJ6</text:p>
              </table:table-cell>
            </table:table-row>
            <table:table-row>
              <table:table-cell table:style-name="OrgTblCell">
                <text:p text:style-name="OrgTableContentsRight">33</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X9</text:p>
              </table:table-cell>
            </table:table-row>
            <table:table-row>
              <table:table-cell table:style-name="OrgTblCell">
                <text:p text:style-name="OrgTableContentsRight">34</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Q0</text:p>
              </table:table-cell>
            </table:table-row>
            <table:table-row>
              <table:table-cell table:style-name="OrgTblCell">
                <text:p text:style-name="OrgTableContentsRight">34</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P4</text:p>
              </table:table-cell>
            </table:table-row>
            <table:table-row>
              <table:table-cell table:style-name="OrgTblCell">
                <text:p text:style-name="OrgTableContentsRight">34</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G3</text:p>
              </table:table-cell>
            </table:table-row>
            <table:table-row>
              <table:table-cell table:style-name="OrgTblCell">
                <text:p text:style-name="OrgTableContentsRight">34</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P1</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F8</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B8</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D2</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Y2</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H8</text:p>
              </table:table-cell>
            </table:table-row>
            <table:table-row>
              <table:table-cell table:style-name="OrgTblCell">
                <text:p text:style-name="OrgTableContentsRight">3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BW4</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C4</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K4</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L0</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ZZ8</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Q9</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B0</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P1</text:p>
              </table:table-cell>
            </table:table-row>
            <table:table-row>
              <table:table-cell table:style-name="OrgTblCell">
                <text:p text:style-name="OrgTableContentsRight">36</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J2</text:p>
              </table:table-cell>
            </table:table-row>
            <table:table-row>
              <table:table-cell table:style-name="OrgTblCell">
                <text:p text:style-name="OrgTableContentsRight">3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L1</text:p>
              </table:table-cell>
            </table:table-row>
            <table:table-row>
              <table:table-cell table:style-name="OrgTblCell">
                <text:p text:style-name="OrgTableContentsRight">3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N0</text:p>
              </table:table-cell>
            </table:table-row>
            <table:table-row>
              <table:table-cell table:style-name="OrgTblCell">
                <text:p text:style-name="OrgTableContentsRight">3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K0</text:p>
              </table:table-cell>
            </table:table-row>
            <table:table-row>
              <table:table-cell table:style-name="OrgTblCell">
                <text:p text:style-name="OrgTableContentsRight">3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W7</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HK7</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G6</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S4</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I2</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A6</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Q0</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H3</text:p>
              </table:table-cell>
            </table:table-row>
            <table:table-row>
              <table:table-cell table:style-name="OrgTblCell">
                <text:p text:style-name="OrgTableContentsRight">38</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RL6</text:p>
              </table:table-cell>
            </table:table-row>
            <table:table-row>
              <table:table-cell table:style-name="OrgTblCell">
                <text:p text:style-name="OrgTableContentsRight">3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L4</text:p>
              </table:table-cell>
            </table:table-row>
            <table:table-row>
              <table:table-cell table:style-name="OrgTblCell">
                <text:p text:style-name="OrgTableContentsRight">3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D1</text:p>
              </table:table-cell>
            </table:table-row>
            <table:table-row>
              <table:table-cell table:style-name="OrgTblCell">
                <text:p text:style-name="OrgTableContentsRight">3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R9</text:p>
              </table:table-cell>
            </table:table-row>
            <table:table-row>
              <table:table-cell table:style-name="OrgTblCell">
                <text:p text:style-name="OrgTableContentsRight">3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N4</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N2</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Z3</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W0</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F3</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E6</text:p>
              </table:table-cell>
            </table:table-row>
            <table:table-row>
              <table:table-cell table:style-name="OrgTblCell">
                <text:p text:style-name="OrgTableContentsRight">40</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I9</text:p>
              </table:table-cell>
            </table:table-row>
            <table:table-row>
              <table:table-cell table:style-name="OrgTblCell">
                <text:p text:style-name="OrgTableContentsRight">41</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K7</text:p>
              </table:table-cell>
            </table:table-row>
            <table:table-row>
              <table:table-cell table:style-name="OrgTblCell">
                <text:p text:style-name="OrgTableContentsRight">41</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M7</text:p>
              </table:table-cell>
            </table:table-row>
            <table:table-row>
              <table:table-cell table:style-name="OrgTblCell">
                <text:p text:style-name="OrgTableContentsRight">41</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Y3</text:p>
              </table:table-cell>
            </table:table-row>
            <table:table-row>
              <table:table-cell table:style-name="OrgTblCell">
                <text:p text:style-name="OrgTableContentsRight">41</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M9</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G3</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H6</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DR3</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D3</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M8</text:p>
              </table:table-cell>
            </table:table-row>
            <table:table-row>
              <table:table-cell table:style-name="OrgTblCell">
                <text:p text:style-name="OrgTableContentsRight">42</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I8</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S7</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W6</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J7</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Q7</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R8</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4</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Y3</text:p>
              </table:table-cell>
            </table:table-row>
            <table:table-row>
              <table:table-cell table:style-name="OrgTblCell">
                <text:p text:style-name="OrgTableContentsRight">43</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HK9</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P6</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D4</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T7</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R3</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ZH7</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Z7</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OA8</text:p>
              </table:table-cell>
            </table:table-row>
            <table:table-row>
              <table:table-cell table:style-name="OrgTblCell">
                <text:p text:style-name="OrgTableContentsRight">44</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T0</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HX6</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O2</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P0</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G8</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O1</text:p>
              </table:table-cell>
            </table:table-row>
            <table:table-row>
              <table:table-cell table:style-name="OrgTblCell">
                <text:p text:style-name="OrgTableContentsRight">4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C1</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D6</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S3</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W8</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K6</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Y2</text:p>
              </table:table-cell>
            </table:table-row>
            <table:table-row>
              <table:table-cell table:style-name="OrgTblCell">
                <text:p text:style-name="OrgTableContentsRight">4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S8</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H9</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D4</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RW4</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R4</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D3</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D8</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T9</text:p>
              </table:table-cell>
            </table:table-row>
            <table:table-row>
              <table:table-cell table:style-name="OrgTblCell">
                <text:p text:style-name="OrgTableContentsRight">4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O7</text:p>
              </table:table-cell>
            </table:table-row>
            <table:table-row>
              <table:table-cell table:style-name="OrgTblCell">
                <text:p text:style-name="OrgTableContentsRight">48</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D2</text:p>
              </table:table-cell>
            </table:table-row>
            <table:table-row>
              <table:table-cell table:style-name="OrgTblCell">
                <text:p text:style-name="OrgTableContentsRight">48</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T4</text:p>
              </table:table-cell>
            </table:table-row>
            <table:table-row>
              <table:table-cell table:style-name="OrgTblCell">
                <text:p text:style-name="OrgTableContentsRight">48</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SH5</text:p>
              </table:table-cell>
            </table:table-row>
            <table:table-row>
              <table:table-cell table:style-name="OrgTblCell">
                <text:p text:style-name="OrgTableContentsRight">48</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M2</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X9</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J3</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HW8</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C1</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N9</text:p>
              </table:table-cell>
            </table:table-row>
            <table:table-row>
              <table:table-cell table:style-name="OrgTblCell">
                <text:p text:style-name="OrgTableContentsRight">49</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M5</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F3</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S7</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O8</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Q0</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O9</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I1</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M1</text:p>
              </table:table-cell>
            </table:table-row>
            <table:table-row>
              <table:table-cell table:style-name="OrgTblCell">
                <text:p text:style-name="OrgTableContentsRight">50</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I9</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Q4</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DL8</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W2</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A4</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S5</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S2</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T9</text:p>
              </table:table-cell>
            </table:table-row>
            <table:table-row>
              <table:table-cell table:style-name="OrgTblCell">
                <text:p text:style-name="OrgTableContentsRight">51</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F8</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Y6</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I3</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M3</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D5</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Q7</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W2</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H1</text:p>
              </table:table-cell>
            </table:table-row>
            <table:table-row>
              <table:table-cell table:style-name="OrgTblCell">
                <text:p text:style-name="OrgTableContentsRight">5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X8</text:p>
              </table:table-cell>
            </table:table-row>
            <table:table-row>
              <table:table-cell table:style-name="OrgTblCell">
                <text:p text:style-name="OrgTableContentsRight">5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P6</text:p>
              </table:table-cell>
            </table:table-row>
            <table:table-row>
              <table:table-cell table:style-name="OrgTblCell">
                <text:p text:style-name="OrgTableContentsRight">5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B2</text:p>
              </table:table-cell>
            </table:table-row>
            <table:table-row>
              <table:table-cell table:style-name="OrgTblCell">
                <text:p text:style-name="OrgTableContentsRight">5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W8</text:p>
              </table:table-cell>
            </table:table-row>
            <table:table-row>
              <table:table-cell table:style-name="OrgTblCell">
                <text:p text:style-name="OrgTableContentsRight">5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J9</text:p>
              </table:table-cell>
            </table:table-row>
            <table:table-row>
              <table:table-cell table:style-name="OrgTblCell">
                <text:p text:style-name="OrgTableContentsRight">54</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S2</text:p>
              </table:table-cell>
            </table:table-row>
            <table:table-row>
              <table:table-cell table:style-name="OrgTblCell">
                <text:p text:style-name="OrgTableContentsRight">54</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I6</text:p>
              </table:table-cell>
            </table:table-row>
            <table:table-row>
              <table:table-cell table:style-name="OrgTblCell">
                <text:p text:style-name="OrgTableContentsRight">54</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S7</text:p>
              </table:table-cell>
            </table:table-row>
            <table:table-row>
              <table:table-cell table:style-name="OrgTblCell">
                <text:p text:style-name="OrgTableContentsRight">54</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T1</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L0</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H7</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K7</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PG6</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F1</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N2</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S1</text:p>
              </table:table-cell>
            </table:table-row>
            <table:table-row>
              <table:table-cell table:style-name="OrgTblCell">
                <text:p text:style-name="OrgTableContentsRight">55</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S1</text:p>
              </table:table-cell>
            </table:table-row>
            <table:table-row>
              <table:table-cell table:style-name="OrgTblCell">
                <text:p text:style-name="OrgTableContentsRight">56</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M8</text:p>
              </table:table-cell>
            </table:table-row>
            <table:table-row>
              <table:table-cell table:style-name="OrgTblCell">
                <text:p text:style-name="OrgTableContentsRight">56</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O1</text:p>
              </table:table-cell>
            </table:table-row>
            <table:table-row>
              <table:table-cell table:style-name="OrgTblCell">
                <text:p text:style-name="OrgTableContentsRight">56</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D7</text:p>
              </table:table-cell>
            </table:table-row>
            <table:table-row>
              <table:table-cell table:style-name="OrgTblCell">
                <text:p text:style-name="OrgTableContentsRight">56</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Z2</text:p>
              </table:table-cell>
            </table:table-row>
            <table:table-row>
              <table:table-cell table:style-name="OrgTblCell">
                <text:p text:style-name="OrgTableContentsRight">5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K4</text:p>
              </table:table-cell>
            </table:table-row>
            <table:table-row>
              <table:table-cell table:style-name="OrgTblCell">
                <text:p text:style-name="OrgTableContentsRight">5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L1</text:p>
              </table:table-cell>
            </table:table-row>
            <table:table-row>
              <table:table-cell table:style-name="OrgTblCell">
                <text:p text:style-name="OrgTableContentsRight">5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QH6</text:p>
              </table:table-cell>
            </table:table-row>
            <table:table-row>
              <table:table-cell table:style-name="OrgTblCell">
                <text:p text:style-name="OrgTableContentsRight">5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K5</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H4</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BA6</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B1</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R3</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S4</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PA5</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S6</text:p>
              </table:table-cell>
            </table:table-row>
            <table:table-row>
              <table:table-cell table:style-name="OrgTblCell">
                <text:p text:style-name="OrgTableContentsRight">58</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P1</text:p>
              </table:table-cell>
            </table:table-row>
            <table:table-row>
              <table:table-cell table:style-name="OrgTblCell">
                <text:p text:style-name="OrgTableContentsRight">5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O6</text:p>
              </table:table-cell>
            </table:table-row>
            <table:table-row>
              <table:table-cell table:style-name="OrgTblCell">
                <text:p text:style-name="OrgTableContentsRight">5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N3</text:p>
              </table:table-cell>
            </table:table-row>
            <table:table-row>
              <table:table-cell table:style-name="OrgTblCell">
                <text:p text:style-name="OrgTableContentsRight">5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T0</text:p>
              </table:table-cell>
            </table:table-row>
            <table:table-row>
              <table:table-cell table:style-name="OrgTblCell">
                <text:p text:style-name="OrgTableContentsRight">5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L4</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Y9</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F4</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J8</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Z0</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K4</text:p>
              </table:table-cell>
            </table:table-row>
            <table:table-row>
              <table:table-cell table:style-name="OrgTblCell">
                <text:p text:style-name="OrgTableContentsRight">60</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JO8</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B4</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H9</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XI1</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W4</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Q0</text:p>
              </table:table-cell>
            </table:table-row>
            <table:table-row>
              <table:table-cell table:style-name="OrgTblCell">
                <text:p text:style-name="OrgTableContentsRight">6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J6</text:p>
              </table:table-cell>
            </table:table-row>
            <table:table-row>
              <table:table-cell table:style-name="OrgTblCell">
                <text:p text:style-name="OrgTableContentsRight">62</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K7</text:p>
              </table:table-cell>
            </table:table-row>
            <table:table-row>
              <table:table-cell table:style-name="OrgTblCell">
                <text:p text:style-name="OrgTableContentsRight">62</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L7</text:p>
              </table:table-cell>
            </table:table-row>
            <table:table-row>
              <table:table-cell table:style-name="OrgTblCell">
                <text:p text:style-name="OrgTableContentsRight">62</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G8</text:p>
              </table:table-cell>
            </table:table-row>
            <table:table-row>
              <table:table-cell table:style-name="OrgTblCell">
                <text:p text:style-name="OrgTableContentsRight">62</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G1</text:p>
              </table:table-cell>
            </table:table-row>
            <table:table-row>
              <table:table-cell table:style-name="OrgTblCell">
                <text:p text:style-name="OrgTableContentsRight">6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G3</text:p>
              </table:table-cell>
            </table:table-row>
            <table:table-row>
              <table:table-cell table:style-name="OrgTblCell">
                <text:p text:style-name="OrgTableContentsRight">6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R1</text:p>
              </table:table-cell>
            </table:table-row>
            <table:table-row>
              <table:table-cell table:style-name="OrgTblCell">
                <text:p text:style-name="OrgTableContentsRight">6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L7</text:p>
              </table:table-cell>
            </table:table-row>
            <table:table-row>
              <table:table-cell table:style-name="OrgTblCell">
                <text:p text:style-name="OrgTableContentsRight">6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D5</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G6</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B8</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F3</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T5</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T4</text:p>
              </table:table-cell>
            </table:table-row>
            <table:table-row>
              <table:table-cell table:style-name="OrgTblCell">
                <text:p text:style-name="OrgTableContentsRight">64</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Y6</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F3</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J1</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H6</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S8</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U7</text:p>
              </table:table-cell>
            </table:table-row>
            <table:table-row>
              <table:table-cell table:style-name="OrgTblCell">
                <text:p text:style-name="OrgTableContentsRight">6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H2</text:p>
              </table:table-cell>
            </table:table-row>
            <table:table-row>
              <table:table-cell table:style-name="OrgTblCell">
                <text:p text:style-name="OrgTableContentsRight">66</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L2</text:p>
              </table:table-cell>
            </table:table-row>
            <table:table-row>
              <table:table-cell table:style-name="OrgTblCell">
                <text:p text:style-name="OrgTableContentsRight">66</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Q8</text:p>
              </table:table-cell>
            </table:table-row>
            <table:table-row>
              <table:table-cell table:style-name="OrgTblCell">
                <text:p text:style-name="OrgTableContentsRight">66</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O7</text:p>
              </table:table-cell>
            </table:table-row>
            <table:table-row>
              <table:table-cell table:style-name="OrgTblCell">
                <text:p text:style-name="OrgTableContentsRight">66</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D2</text:p>
              </table:table-cell>
            </table:table-row>
            <table:table-row>
              <table:table-cell table:style-name="OrgTblCell">
                <text:p text:style-name="OrgTableContentsRight">6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I7</text:p>
              </table:table-cell>
            </table:table-row>
            <table:table-row>
              <table:table-cell table:style-name="OrgTblCell">
                <text:p text:style-name="OrgTableContentsRight">6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G7</text:p>
              </table:table-cell>
            </table:table-row>
            <table:table-row>
              <table:table-cell table:style-name="OrgTblCell">
                <text:p text:style-name="OrgTableContentsRight">6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L5</text:p>
              </table:table-cell>
            </table:table-row>
            <table:table-row>
              <table:table-cell table:style-name="OrgTblCell">
                <text:p text:style-name="OrgTableContentsRight">6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BW5</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I5</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Q4</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XW0</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BA1</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QA3</text:p>
              </table:table-cell>
            </table:table-row>
            <table:table-row>
              <table:table-cell table:style-name="OrgTblCell">
                <text:p text:style-name="OrgTableContentsRight">68</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D1</text:p>
              </table:table-cell>
            </table:table-row>
            <table:table-row>
              <table:table-cell table:style-name="OrgTblCell">
                <text:p text:style-name="OrgTableContentsRight">6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C2</text:p>
              </table:table-cell>
            </table:table-row>
            <table:table-row>
              <table:table-cell table:style-name="OrgTblCell">
                <text:p text:style-name="OrgTableContentsRight">6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G8</text:p>
              </table:table-cell>
            </table:table-row>
            <table:table-row>
              <table:table-cell table:style-name="OrgTblCell">
                <text:p text:style-name="OrgTableContentsRight">6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N3</text:p>
              </table:table-cell>
            </table:table-row>
            <table:table-row>
              <table:table-cell table:style-name="OrgTblCell">
                <text:p text:style-name="OrgTableContentsRight">6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D0</text:p>
              </table:table-cell>
            </table:table-row>
            <table:table-row>
              <table:table-cell table:style-name="OrgTblCell">
                <text:p text:style-name="OrgTableContentsRight">70</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N2</text:p>
              </table:table-cell>
            </table:table-row>
            <table:table-row>
              <table:table-cell table:style-name="OrgTblCell">
                <text:p text:style-name="OrgTableContentsRight">70</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T6</text:p>
              </table:table-cell>
            </table:table-row>
            <table:table-row>
              <table:table-cell table:style-name="OrgTblCell">
                <text:p text:style-name="OrgTableContentsRight">70</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XT0</text:p>
              </table:table-cell>
            </table:table-row>
            <table:table-row>
              <table:table-cell table:style-name="OrgTblCell">
                <text:p text:style-name="OrgTableContentsRight">70</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W7</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K2</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Q6</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Z8</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H5</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Q3</text:p>
              </table:table-cell>
            </table:table-row>
            <table:table-row>
              <table:table-cell table:style-name="OrgTblCell">
                <text:p text:style-name="OrgTableContentsRight">7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M2</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J3</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V8</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JG8</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KD1</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I5</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E7</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W5</text:p>
              </table:table-cell>
            </table:table-row>
            <table:table-row>
              <table:table-cell table:style-name="OrgTblCell">
                <text:p text:style-name="OrgTableContentsRight">7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V3</text:p>
              </table:table-cell>
            </table:table-row>
            <table:table-row>
              <table:table-cell table:style-name="OrgTblCell">
                <text:p text:style-name="OrgTableContentsRight">7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H2</text:p>
              </table:table-cell>
            </table:table-row>
            <table:table-row>
              <table:table-cell table:style-name="OrgTblCell">
                <text:p text:style-name="OrgTableContentsRight">7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O6</text:p>
              </table:table-cell>
            </table:table-row>
            <table:table-row>
              <table:table-cell table:style-name="OrgTblCell">
                <text:p text:style-name="OrgTableContentsRight">7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Y3</text:p>
              </table:table-cell>
            </table:table-row>
            <table:table-row>
              <table:table-cell table:style-name="OrgTblCell">
                <text:p text:style-name="OrgTableContentsRight">7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H4</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K8</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W1</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L9</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M7</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JO6</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L7</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L9</text:p>
              </table:table-cell>
            </table:table-row>
            <table:table-row>
              <table:table-cell table:style-name="OrgTblCell">
                <text:p text:style-name="OrgTableContentsRight">74</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K2</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Y4</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B0</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G6</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N7</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I0</text:p>
              </table:table-cell>
            </table:table-row>
            <table:table-row>
              <table:table-cell table:style-name="OrgTblCell">
                <text:p text:style-name="OrgTableContentsRight">7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O6</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Q6</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C0</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W0</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Q3</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N7</text:p>
              </table:table-cell>
            </table:table-row>
            <table:table-row>
              <table:table-cell table:style-name="OrgTblCell">
                <text:p text:style-name="OrgTableContentsRight">7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L5</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M0</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Y4</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Q8</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G5</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I9</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M7</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R7</text:p>
              </table:table-cell>
            </table:table-row>
            <table:table-row>
              <table:table-cell table:style-name="OrgTblCell">
                <text:p text:style-name="OrgTableContentsRight">7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O3</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I4</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O7</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T3</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N0</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GU8</text:p>
              </table:table-cell>
            </table:table-row>
            <table:table-row>
              <table:table-cell table:style-name="OrgTblCell">
                <text:p text:style-name="OrgTableContentsRight">78</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WF2</text:p>
              </table:table-cell>
            </table:table-row>
            <table:table-row>
              <table:table-cell table:style-name="OrgTblCell">
                <text:p text:style-name="OrgTableContentsRight">7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J2</text:p>
              </table:table-cell>
            </table:table-row>
            <table:table-row>
              <table:table-cell table:style-name="OrgTblCell">
                <text:p text:style-name="OrgTableContentsRight">7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TM6</text:p>
              </table:table-cell>
            </table:table-row>
            <table:table-row>
              <table:table-cell table:style-name="OrgTblCell">
                <text:p text:style-name="OrgTableContentsRight">7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Y9</text:p>
              </table:table-cell>
            </table:table-row>
            <table:table-row>
              <table:table-cell table:style-name="OrgTblCell">
                <text:p text:style-name="OrgTableContentsRight">7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DQ8</text:p>
              </table:table-cell>
            </table:table-row>
            <table:table-row>
              <table:table-cell table:style-name="OrgTblCell">
                <text:p text:style-name="OrgTableContentsRight">80</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Y8</text:p>
              </table:table-cell>
            </table:table-row>
            <table:table-row>
              <table:table-cell table:style-name="OrgTblCell">
                <text:p text:style-name="OrgTableContentsRight">80</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P8</text:p>
              </table:table-cell>
            </table:table-row>
            <table:table-row>
              <table:table-cell table:style-name="OrgTblCell">
                <text:p text:style-name="OrgTableContentsRight">80</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W1</text:p>
              </table:table-cell>
            </table:table-row>
            <table:table-row>
              <table:table-cell table:style-name="OrgTblCell">
                <text:p text:style-name="OrgTableContentsRight">80</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C4</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P3</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FQ6</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J0</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TZ2</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VC8</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P2</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K5</text:p>
              </table:table-cell>
            </table:table-row>
            <table:table-row>
              <table:table-cell table:style-name="OrgTblCell">
                <text:p text:style-name="OrgTableContentsRight">81</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O4</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R2</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S3</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TF5</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N3</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S2</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JR8</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R5</text:p>
              </table:table-cell>
            </table:table-row>
            <table:table-row>
              <table:table-cell table:style-name="OrgTblCell">
                <text:p text:style-name="OrgTableContentsRight">8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I6</text:p>
              </table:table-cell>
            </table:table-row>
            <table:table-row>
              <table:table-cell table:style-name="OrgTblCell">
                <text:p text:style-name="OrgTableContentsRight">8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HH1</text:p>
              </table:table-cell>
            </table:table-row>
            <table:table-row>
              <table:table-cell table:style-name="OrgTblCell">
                <text:p text:style-name="OrgTableContentsRight">8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BO8</text:p>
              </table:table-cell>
            </table:table-row>
            <table:table-row>
              <table:table-cell table:style-name="OrgTblCell">
                <text:p text:style-name="OrgTableContentsRight">8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P1</text:p>
              </table:table-cell>
            </table:table-row>
            <table:table-row>
              <table:table-cell table:style-name="OrgTblCell">
                <text:p text:style-name="OrgTableContentsRight">8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QG8</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YE2</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G9</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P5</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G1</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LN7</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C2</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S0</text:p>
              </table:table-cell>
            </table:table-row>
            <table:table-row>
              <table:table-cell table:style-name="OrgTblCell">
                <text:p text:style-name="OrgTableContentsRight">84</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G1</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GI4</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AJ2</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G1</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C4</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IH1</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CD3</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OK1</text:p>
              </table:table-cell>
            </table:table-row>
            <table:table-row>
              <table:table-cell table:style-name="OrgTblCell">
                <text:p text:style-name="OrgTableContentsRight">85</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PC5</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A3</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NQ6</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UF9</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Z1</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GT8</text:p>
              </table:table-cell>
            </table:table-row>
            <table:table-row>
              <table:table-cell table:style-name="OrgTblCell">
                <text:p text:style-name="OrgTableContentsRight">8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W7</text:p>
              </table:table-cell>
            </table:table-row>
            <table:table-row>
              <table:table-cell table:style-name="OrgTblCell">
                <text:p text:style-name="OrgTableContentsRight">87</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ZZ6</text:p>
              </table:table-cell>
            </table:table-row>
            <table:table-row>
              <table:table-cell table:style-name="OrgTblCell">
                <text:p text:style-name="OrgTableContentsRight">87</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EZ4</text:p>
              </table:table-cell>
            </table:table-row>
            <table:table-row>
              <table:table-cell table:style-name="OrgTblCell">
                <text:p text:style-name="OrgTableContentsRight">87</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XZ3</text:p>
              </table:table-cell>
            </table:table-row>
            <table:table-row>
              <table:table-cell table:style-name="OrgTblCell">
                <text:p text:style-name="OrgTableContentsRight">87</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es</text:p>
              </table:table-cell>
              <table:table-cell table:style-name="OrgTblCell">
                <text:p text:style-name="OrgTableContentsLeft">ME8</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H4</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M8</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Q1</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J6</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PS9</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JR6</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N9</text:p>
              </table:table-cell>
            </table:table-row>
            <table:table-row>
              <table:table-cell table:style-name="OrgTblCell">
                <text:p text:style-name="OrgTableContentsRight">88</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V6</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K7</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HL9</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B7</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O0</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N0</text:p>
              </table:table-cell>
            </table:table-row>
            <table:table-row>
              <table:table-cell table:style-name="OrgTblCell">
                <text:p text:style-name="OrgTableContentsRight">89</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P8</text:p>
              </table:table-cell>
            </table:table-row>
            <table:table-row>
              <table:table-cell table:style-name="OrgTblCell">
                <text:p text:style-name="OrgTableContentsRight">90</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J7</text:p>
              </table:table-cell>
            </table:table-row>
            <table:table-row>
              <table:table-cell table:style-name="OrgTblCell">
                <text:p text:style-name="OrgTableContentsRight">90</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N1</text:p>
              </table:table-cell>
            </table:table-row>
            <table:table-row>
              <table:table-cell table:style-name="OrgTblCell">
                <text:p text:style-name="OrgTableContentsRight">90</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Q6</text:p>
              </table:table-cell>
            </table:table-row>
            <table:table-row>
              <table:table-cell table:style-name="OrgTblCell">
                <text:p text:style-name="OrgTableContentsRight">90</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W3</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S6</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O4</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E9</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A6</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M2</text:p>
              </table:table-cell>
            </table:table-row>
            <table:table-row>
              <table:table-cell table:style-name="OrgTblCell">
                <text:p text:style-name="OrgTableContentsRight">9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D5</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C3</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GB2</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I9</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N8</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C5</text:p>
              </table:table-cell>
            </table:table-row>
            <table:table-row>
              <table:table-cell table:style-name="OrgTblCell">
                <text:p text:style-name="OrgTableContentsRight">92</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P2</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G9</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V0</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S5</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T1</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R0</text:p>
              </table:table-cell>
            </table:table-row>
            <table:table-row>
              <table:table-cell table:style-name="OrgTblCell">
                <text:p text:style-name="OrgTableContentsRight">93</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K4</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N2</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K2</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M8</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N5</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L4</text:p>
              </table:table-cell>
            </table:table-row>
            <table:table-row>
              <table:table-cell table:style-name="OrgTblCell">
                <text:p text:style-name="OrgTableContentsRight">94</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HO7</text:p>
              </table:table-cell>
            </table:table-row>
            <table:table-row>
              <table:table-cell table:style-name="OrgTblCell">
                <text:p text:style-name="OrgTableContentsRight">95</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W7</text:p>
              </table:table-cell>
            </table:table-row>
            <table:table-row>
              <table:table-cell table:style-name="OrgTblCell">
                <text:p text:style-name="OrgTableContentsRight">95</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SD8</text:p>
              </table:table-cell>
            </table:table-row>
            <table:table-row>
              <table:table-cell table:style-name="OrgTblCell">
                <text:p text:style-name="OrgTableContentsRight">95</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V2</text:p>
              </table:table-cell>
            </table:table-row>
            <table:table-row>
              <table:table-cell table:style-name="OrgTblCell">
                <text:p text:style-name="OrgTableContentsRight">95</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I2</text:p>
              </table:table-cell>
            </table:table-row>
            <table:table-row>
              <table:table-cell table:style-name="OrgTblCell">
                <text:p text:style-name="OrgTableContentsRight">96</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HV2</text:p>
              </table:table-cell>
            </table:table-row>
            <table:table-row>
              <table:table-cell table:style-name="OrgTblCell">
                <text:p text:style-name="OrgTableContentsRight">96</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ZG7</text:p>
              </table:table-cell>
            </table:table-row>
            <table:table-row>
              <table:table-cell table:style-name="OrgTblCell">
                <text:p text:style-name="OrgTableContentsRight">96</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VM2</text:p>
              </table:table-cell>
            </table:table-row>
            <table:table-row>
              <table:table-cell table:style-name="OrgTblCell">
                <text:p text:style-name="OrgTableContentsRight">96</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H1</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D6</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EH4</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T8</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X3</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H3</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I2</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J4</text:p>
              </table:table-cell>
            </table:table-row>
            <table:table-row>
              <table:table-cell table:style-name="OrgTblCell">
                <text:p text:style-name="OrgTableContentsRight">9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S0</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U0</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P6</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P3</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P0</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Z3</text:p>
              </table:table-cell>
            </table:table-row>
            <table:table-row>
              <table:table-cell table:style-name="OrgTblCell">
                <text:p text:style-name="OrgTableContentsRight">98</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M2</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IT4</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E8</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S8</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K7</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P4</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S7</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R1</text:p>
              </table:table-cell>
            </table:table-row>
            <table:table-row>
              <table:table-cell table:style-name="OrgTblCell">
                <text:p text:style-name="OrgTableContentsRight">99</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S8</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GB3</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LE6</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G0</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P5</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P9</text:p>
              </table:table-cell>
            </table:table-row>
            <table:table-row>
              <table:table-cell table:style-name="OrgTblCell">
                <text:p text:style-name="OrgTableContentsRight">100</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DQ7</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ZS7</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YK8</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N8</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HJ3</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QX8</text:p>
              </table:table-cell>
            </table:table-row>
            <table:table-row>
              <table:table-cell table:style-name="OrgTblCell">
                <text:p text:style-name="OrgTableContentsRight">10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C2</text:p>
              </table:table-cell>
            </table:table-row>
            <table:table-row>
              <table:table-cell table:style-name="OrgTblCell">
                <text:p text:style-name="OrgTableContentsRight">102</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R4</text:p>
              </table:table-cell>
            </table:table-row>
            <table:table-row>
              <table:table-cell table:style-name="OrgTblCell">
                <text:p text:style-name="OrgTableContentsRight">102</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KR7</text:p>
              </table:table-cell>
            </table:table-row>
            <table:table-row>
              <table:table-cell table:style-name="OrgTblCell">
                <text:p text:style-name="OrgTableContentsRight">102</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W1</text:p>
              </table:table-cell>
            </table:table-row>
            <table:table-row>
              <table:table-cell table:style-name="OrgTblCell">
                <text:p text:style-name="OrgTableContentsRight">102</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JT1</text:p>
              </table:table-cell>
            </table:table-row>
            <table:table-row>
              <table:table-cell table:style-name="OrgTblCell">
                <text:p text:style-name="OrgTableContentsRight">10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N9</text:p>
              </table:table-cell>
            </table:table-row>
            <table:table-row>
              <table:table-cell table:style-name="OrgTblCell">
                <text:p text:style-name="OrgTableContentsRight">10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TQ2</text:p>
              </table:table-cell>
            </table:table-row>
            <table:table-row>
              <table:table-cell table:style-name="OrgTblCell">
                <text:p text:style-name="OrgTableContentsRight">10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O5</text:p>
              </table:table-cell>
            </table:table-row>
            <table:table-row>
              <table:table-cell table:style-name="OrgTblCell">
                <text:p text:style-name="OrgTableContentsRight">10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CC5</text:p>
              </table:table-cell>
            </table:table-row>
            <table:table-row>
              <table:table-cell table:style-name="OrgTblCell">
                <text:p text:style-name="OrgTableContentsRight">104</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MP2</text:p>
              </table:table-cell>
            </table:table-row>
            <table:table-row>
              <table:table-cell table:style-name="OrgTblCell">
                <text:p text:style-name="OrgTableContentsRight">104</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N6</text:p>
              </table:table-cell>
            </table:table-row>
            <table:table-row>
              <table:table-cell table:style-name="OrgTblCell">
                <text:p text:style-name="OrgTableContentsRight">104</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S5</text:p>
              </table:table-cell>
            </table:table-row>
            <table:table-row>
              <table:table-cell table:style-name="OrgTblCell">
                <text:p text:style-name="OrgTableContentsRight">104</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NH8</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OR2</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XS5</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FD2</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C8</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AZ3</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UB3</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BZ1</text:p>
              </table:table-cell>
            </table:table-row>
            <table:table-row>
              <table:table-cell table:style-name="OrgTblCell">
                <text:p text:style-name="OrgTableContentsRight">105</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o</text:p>
              </table:table-cell>
              <table:table-cell table:style-name="OrgTblCell">
                <text:p text:style-name="OrgTableContentsLeft">RL7</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D2</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Z7</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I8</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OO9</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K1</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F4</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N8</text:p>
              </table:table-cell>
            </table:table-row>
            <table:table-row>
              <table:table-cell table:style-name="OrgTblCell">
                <text:p text:style-name="OrgTableContentsRight">106</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G4</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Q7</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B9</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O3</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Y1</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Q4</text:p>
              </table:table-cell>
            </table:table-row>
            <table:table-row>
              <table:table-cell table:style-name="OrgTblCell">
                <text:p text:style-name="OrgTableContentsRight">107</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R7</text:p>
              </table:table-cell>
            </table:table-row>
            <table:table-row>
              <table:table-cell table:style-name="OrgTblCell">
                <text:p text:style-name="OrgTableContentsRight">108</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C6</text:p>
              </table:table-cell>
            </table:table-row>
            <table:table-row>
              <table:table-cell table:style-name="OrgTblCell">
                <text:p text:style-name="OrgTableContentsRight">108</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Z0</text:p>
              </table:table-cell>
            </table:table-row>
            <table:table-row>
              <table:table-cell table:style-name="OrgTblCell">
                <text:p text:style-name="OrgTableContentsRight">108</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W3</text:p>
              </table:table-cell>
            </table:table-row>
            <table:table-row>
              <table:table-cell table:style-name="OrgTblCell">
                <text:p text:style-name="OrgTableContentsRight">108</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DH6</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SJ1</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F8</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E0</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T3</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DY4</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G0</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Y5</text:p>
              </table:table-cell>
            </table:table-row>
            <table:table-row>
              <table:table-cell table:style-name="OrgTblCell">
                <text:p text:style-name="OrgTableContentsRight">109</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N6</text:p>
              </table:table-cell>
            </table:table-row>
            <table:table-row>
              <table:table-cell table:style-name="OrgTblCell">
                <text:p text:style-name="OrgTableContentsRight">110</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L6</text:p>
              </table:table-cell>
            </table:table-row>
            <table:table-row>
              <table:table-cell table:style-name="OrgTblCell">
                <text:p text:style-name="OrgTableContentsRight">110</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T3</text:p>
              </table:table-cell>
            </table:table-row>
            <table:table-row>
              <table:table-cell table:style-name="OrgTblCell">
                <text:p text:style-name="OrgTableContentsRight">110</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N2</text:p>
              </table:table-cell>
            </table:table-row>
            <table:table-row>
              <table:table-cell table:style-name="OrgTblCell">
                <text:p text:style-name="OrgTableContentsRight">110</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I6</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RL0</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HA8</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H2</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R7</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J1</text:p>
              </table:table-cell>
            </table:table-row>
            <table:table-row>
              <table:table-cell table:style-name="OrgTblCell">
                <text:p text:style-name="OrgTableContentsRight">11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FB6</text:p>
              </table:table-cell>
            </table:table-row>
            <table:table-row>
              <table:table-cell table:style-name="OrgTblCell">
                <text:p text:style-name="OrgTableContentsRight">112</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T8</text:p>
              </table:table-cell>
            </table:table-row>
            <table:table-row>
              <table:table-cell table:style-name="OrgTblCell">
                <text:p text:style-name="OrgTableContentsRight">112</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K0</text:p>
              </table:table-cell>
            </table:table-row>
            <table:table-row>
              <table:table-cell table:style-name="OrgTblCell">
                <text:p text:style-name="OrgTableContentsRight">112</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N1</text:p>
              </table:table-cell>
            </table:table-row>
            <table:table-row>
              <table:table-cell table:style-name="OrgTblCell">
                <text:p text:style-name="OrgTableContentsRight">112</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G2</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N0</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Y9</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J9</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X6</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Z1</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L3</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Z1</text:p>
              </table:table-cell>
            </table:table-row>
            <table:table-row>
              <table:table-cell table:style-name="OrgTblCell">
                <text:p text:style-name="OrgTableContentsRight">113</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Q5</text:p>
              </table:table-cell>
            </table:table-row>
            <table:table-row>
              <table:table-cell table:style-name="OrgTblCell">
                <text:p text:style-name="OrgTableContentsRight">114</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P3</text:p>
              </table:table-cell>
            </table:table-row>
            <table:table-row>
              <table:table-cell table:style-name="OrgTblCell">
                <text:p text:style-name="OrgTableContentsRight">114</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E6</text:p>
              </table:table-cell>
            </table:table-row>
            <table:table-row>
              <table:table-cell table:style-name="OrgTblCell">
                <text:p text:style-name="OrgTableContentsRight">114</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A7</text:p>
              </table:table-cell>
            </table:table-row>
            <table:table-row>
              <table:table-cell table:style-name="OrgTblCell">
                <text:p text:style-name="OrgTableContentsRight">114</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Y8</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F4</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Q5</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Z8</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YM0</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G4</text:p>
              </table:table-cell>
            </table:table-row>
            <table:table-row>
              <table:table-cell table:style-name="OrgTblCell">
                <text:p text:style-name="OrgTableContentsRight">115</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G5</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L4</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K7</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PK2</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WN9</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Z8</text:p>
              </table:table-cell>
            </table:table-row>
            <table:table-row>
              <table:table-cell table:style-name="OrgTblCell">
                <text:p text:style-name="OrgTableContentsRight">11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OP4</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Z5</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I1</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H8</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H4</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L0</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KU1</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S6</text:p>
              </table:table-cell>
            </table:table-row>
            <table:table-row>
              <table:table-cell table:style-name="OrgTblCell">
                <text:p text:style-name="OrgTableContentsRight">11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I1</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R9</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K6</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S5</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DX0</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W8</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B7</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CC7</text:p>
              </table:table-cell>
            </table:table-row>
            <table:table-row>
              <table:table-cell table:style-name="OrgTblCell">
                <text:p text:style-name="OrgTableContentsRight">118</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D4</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BZ2</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J4</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Y5</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QX2</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J9</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VD1</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AK1</text:p>
              </table:table-cell>
            </table:table-row>
            <table:table-row>
              <table:table-cell table:style-name="OrgTblCell">
                <text:p text:style-name="OrgTableContentsRight">119</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E2</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NG0</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UD9</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P0</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GH0</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N1</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Q6</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EJ8</text:p>
              </table:table-cell>
            </table:table-row>
            <table:table-row>
              <table:table-cell table:style-name="OrgTblCell">
                <text:p text:style-name="OrgTableContentsRight">120</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XG6</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TT9</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LM9</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ME1</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IO6</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JK7</text:p>
              </table:table-cell>
            </table:table-row>
            <table:table-row>
              <table:table-cell table:style-name="OrgTblCell">
                <text:p text:style-name="OrgTableContentsRight">121</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es</text:p>
              </table:table-cell>
              <table:table-cell table:style-name="OrgTblCell">
                <text:p text:style-name="OrgTableContentsLeft">ZI8</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U4</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M4</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W0</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C9</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Q9</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W5</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I6</text:p>
              </table:table-cell>
            </table:table-row>
            <table:table-row>
              <table:table-cell table:style-name="OrgTblCell">
                <text:p text:style-name="OrgTableContentsRight">12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H0</text:p>
              </table:table-cell>
            </table:table-row>
            <table:table-row>
              <table:table-cell table:style-name="OrgTblCell">
                <text:p text:style-name="OrgTableContentsRight">123</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B1</text:p>
              </table:table-cell>
            </table:table-row>
            <table:table-row>
              <table:table-cell table:style-name="OrgTblCell">
                <text:p text:style-name="OrgTableContentsRight">123</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J9</text:p>
              </table:table-cell>
            </table:table-row>
            <table:table-row>
              <table:table-cell table:style-name="OrgTblCell">
                <text:p text:style-name="OrgTableContentsRight">123</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Y3</text:p>
              </table:table-cell>
            </table:table-row>
            <table:table-row>
              <table:table-cell table:style-name="OrgTblCell">
                <text:p text:style-name="OrgTableContentsRight">123</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O0</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B3</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JF7</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Y3</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Z0</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Z7</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H6</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Z7</text:p>
              </table:table-cell>
            </table:table-row>
            <table:table-row>
              <table:table-cell table:style-name="OrgTblCell">
                <text:p text:style-name="OrgTableContentsRight">124</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J7</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W1</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D5</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H5</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C4</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D5</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H7</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I3</text:p>
              </table:table-cell>
            </table:table-row>
            <table:table-row>
              <table:table-cell table:style-name="OrgTblCell">
                <text:p text:style-name="OrgTableContentsRight">125</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T3</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E7</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W8</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JF1</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Y3</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XC2</text:p>
              </table:table-cell>
            </table:table-row>
            <table:table-row>
              <table:table-cell table:style-name="OrgTblCell">
                <text:p text:style-name="OrgTableContentsRight">126</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GB0</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P4</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O3</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I6</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L9</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Y3</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BB1</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P1</text:p>
              </table:table-cell>
            </table:table-row>
            <table:table-row>
              <table:table-cell table:style-name="OrgTblCell">
                <text:p text:style-name="OrgTableContentsRight">127</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I2</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I6</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N0</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PW4</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QG0</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T2</text:p>
              </table:table-cell>
            </table:table-row>
            <table:table-row>
              <table:table-cell table:style-name="OrgTblCell">
                <text:p text:style-name="OrgTableContentsRight">128</text:p>
              </table:table-cell>
              <table:table-cell table:style-name="OrgTblCell">
                <text:p text:style-name="OrgTableContentsRight">6</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P2</text:p>
              </table:table-cell>
            </table:table-row>
            <table:table-row>
              <table:table-cell table:style-name="OrgTblCell">
                <text:p text:style-name="OrgTableContentsRight">129</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Q5</text:p>
              </table:table-cell>
            </table:table-row>
            <table:table-row>
              <table:table-cell table:style-name="OrgTblCell">
                <text:p text:style-name="OrgTableContentsRight">129</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B8</text:p>
              </table:table-cell>
            </table:table-row>
            <table:table-row>
              <table:table-cell table:style-name="OrgTblCell">
                <text:p text:style-name="OrgTableContentsRight">129</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J1</text:p>
              </table:table-cell>
            </table:table-row>
            <table:table-row>
              <table:table-cell table:style-name="OrgTblCell">
                <text:p text:style-name="OrgTableContentsRight">129</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P9</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Z7</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S1</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N7</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EV8</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I5</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G7</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W5</text:p>
              </table:table-cell>
            </table:table-row>
            <table:table-row>
              <table:table-cell table:style-name="OrgTblCell">
                <text:p text:style-name="OrgTableContentsRight">130</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E3</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W2</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K7</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XT2</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P7</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D0</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GC3</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ZY7</text:p>
              </table:table-cell>
            </table:table-row>
            <table:table-row>
              <table:table-cell table:style-name="OrgTblCell">
                <text:p text:style-name="OrgTableContentsRight">131</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V8</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J5</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E4</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Q8</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OM8</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KD6</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GF9</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WZ0</text:p>
              </table:table-cell>
            </table:table-row>
            <table:table-row>
              <table:table-cell table:style-name="OrgTblCell">
                <text:p text:style-name="OrgTableContentsRight">132</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W6</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AA6</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L4</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VT0</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O0</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D9</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R5</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W0</text:p>
              </table:table-cell>
            </table:table-row>
            <table:table-row>
              <table:table-cell table:style-name="OrgTblCell">
                <text:p text:style-name="OrgTableContentsRight">133</text:p>
              </table:table-cell>
              <table:table-cell table:style-name="OrgTblCell">
                <text:p text:style-name="OrgTableContentsRight">8</text:p>
              </table:table-cell>
              <table:table-cell table:style-name="OrgTblCell">
                <text:p text:style-name="OrgTableContentsRight">8</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DG8</text:p>
              </table:table-cell>
            </table:table-row>
            <table:table-row>
              <table:table-cell table:style-name="OrgTblCell">
                <text:p text:style-name="OrgTableContentsRight">134</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GC5</text:p>
              </table:table-cell>
            </table:table-row>
            <table:table-row>
              <table:table-cell table:style-name="OrgTblCell">
                <text:p text:style-name="OrgTableContentsRight">134</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GY2</text:p>
              </table:table-cell>
            </table:table-row>
            <table:table-row>
              <table:table-cell table:style-name="OrgTblCell">
                <text:p text:style-name="OrgTableContentsRight">134</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F8</text:p>
              </table:table-cell>
            </table:table-row>
            <table:table-row>
              <table:table-cell table:style-name="OrgTblCell">
                <text:p text:style-name="OrgTableContentsRight">134</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BB8</text:p>
              </table:table-cell>
            </table:table-row>
            <table:table-row>
              <table:table-cell table:style-name="OrgTblCell">
                <text:p text:style-name="OrgTableContentsRight">135</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PI4</text:p>
              </table:table-cell>
            </table:table-row>
            <table:table-row>
              <table:table-cell table:style-name="OrgTblCell">
                <text:p text:style-name="OrgTableContentsRight">135</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LQ8</text:p>
              </table:table-cell>
            </table:table-row>
            <table:table-row>
              <table:table-cell table:style-name="OrgTblCell">
                <text:p text:style-name="OrgTableContentsRight">135</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Z1</text:p>
              </table:table-cell>
            </table:table-row>
            <table:table-row>
              <table:table-cell table:style-name="OrgTblCell">
                <text:p text:style-name="OrgTableContentsRight">135</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B2</text:p>
              </table:table-cell>
            </table:table-row>
            <table:table-row>
              <table:table-cell table:style-name="OrgTblCell">
                <text:p text:style-name="OrgTableContentsRight">136</text:p>
              </table:table-cell>
              <table:table-cell table:style-name="OrgTblCell">
                <text:p text:style-name="OrgTableContentsRight">4</text:p>
              </table:table-cell>
              <table:table-cell table:style-name="OrgTblCell">
                <text:p text:style-name="OrgTableContentsRight">1</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IB4</text:p>
              </table:table-cell>
            </table:table-row>
            <table:table-row>
              <table:table-cell table:style-name="OrgTblCell">
                <text:p text:style-name="OrgTableContentsRight">136</text:p>
              </table:table-cell>
              <table:table-cell table:style-name="OrgTblCell">
                <text:p text:style-name="OrgTableContentsRight">4</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HW0</text:p>
              </table:table-cell>
            </table:table-row>
            <table:table-row>
              <table:table-cell table:style-name="OrgTblCell">
                <text:p text:style-name="OrgTableContentsRight">136</text:p>
              </table:table-cell>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R7</text:p>
              </table:table-cell>
            </table:table-row>
            <table:table-row>
              <table:table-cell table:style-name="OrgTblCell">
                <text:p text:style-name="OrgTableContentsRight">136</text:p>
              </table:table-cell>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UW7</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1</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SG2</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2</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CQ2</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3</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FE0</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4</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TF2</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5</text:p>
              </table:table-cell>
              <table:table-cell table:style-name="OrgTblCell">
                <text:p text:style-name="OrgTableContentsLeft">Normal Saline</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YJ3</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6</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RV7</text:p>
              </table:table-cell>
            </table:table-row>
            <table:table-row>
              <table:table-cell table:style-name="OrgTblCell">
                <text:p text:style-name="OrgTableContentsRight">137</text:p>
              </table:table-cell>
              <table:table-cell table:style-name="OrgTblCell">
                <text:p text:style-name="OrgTableContentsRight">8</text:p>
              </table:table-cell>
              <table:table-cell table:style-name="OrgTblCell">
                <text:p text:style-name="OrgTableContentsRight">7</text:p>
              </table:table-cell>
              <table:table-cell table:style-name="OrgTblCell">
                <text:p text:style-name="OrgTableContentsLeft">EUSOL</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No</text:p>
              </table:table-cell>
              <table:table-cell table:style-name="OrgTblCell">
                <text:p text:style-name="OrgTableContentsLeft">MM5</text:p>
              </table:table-cell>
            </table:table-row>
            <table:table-row>
              <table:table-cell table:style-name="OrgTblCellB">
                <text:p text:style-name="OrgTableContentsRight">137</text:p>
              </table:table-cell>
              <table:table-cell table:style-name="OrgTblCellB">
                <text:p text:style-name="OrgTableContentsRight">8</text:p>
              </table:table-cell>
              <table:table-cell table:style-name="OrgTblCellB">
                <text:p text:style-name="OrgTableContentsRight">8</text:p>
              </table:table-cell>
              <table:table-cell table:style-name="OrgTblCellB">
                <text:p text:style-name="OrgTableContentsLeft">Normal Saline</text:p>
              </table:table-cell>
              <table:table-cell table:style-name="OrgTblCellB">
                <text:p text:style-name="OrgTableContentsLeft">No</text:p>
              </table:table-cell>
              <table:table-cell table:style-name="OrgTblCellB">
                <text:p text:style-name="OrgTableContentsLeft">No</text:p>
              </table:table-cell>
              <table:table-cell table:style-name="OrgTblCellB">
                <text:p text:style-name="OrgTableContentsLeft">No</text:p>
              </table:table-cell>
              <table:table-cell table:style-name="OrgTblCellB">
                <text:p text:style-name="OrgTableContentsLeft">XU1</text:p>
              </table:table-cell>
            </table:table-row>
          </table:table-rows>
        </table:table>
      </text:section>
      <text:h text:style-name="Heading_20_1" text:outline-level="1" text:is-list-header="false">
<text:bookmark-start text:name="OrgXref.orgf053037"/>
<text:bookmark text:name="orgf053037"/>Appendix 5 Study Proforma
<text:bookmark-end text:name="OrgXref.orgf053037"/></text:h>
      <text:h text:style-name="Heading_20_2" text:outline-level="2" text:is-list-header="false">
<text:bookmark-start text:name="OrgXref.orgdc704d0"/>
<text:bookmark text:name="orgdc704d0"/>4a New Patient Registration
<text:bookmark-end text:name="OrgXref.orgdc704d0"/></text:h>
      <text:p text:style-name="Text_20_body">Use this proforma to register new patients into the study who have recently
undergone surgery within the past 24 - 48 hours and fulfill the inclusion and
exclusion criteria.
</text:p>
      <text:list text:style-name="OrgBulletedList" text:continue-numbering="false">
        <text:list-item>
          <text:p text:style-name="Text_20_body">Patient Details
</text:p>
          <text:list text:style-name="OrgBulletedList" text:continue-numbering="true">
            <text:list-item>
              <text:p text:style-name="Text_20_body">MR Number: <text:span text:style-name="Underline">_</text:span>-<text:span text:style-name="Underline"><text:span text:style-name="Underline">-</text:span></text:span>
</text:p>
            </text:list-item>
            <text:list-item>
              <text:p text:style-name="Text_20_body">Name: <text:span text:style-name="Underline"><text:span text:style-name="Underline"><text:span text:style-name="Underline"><text:span text:style-name="Underline"><text:span text:style-name="Underline"><text:span text:style-name="Underline"><text:span text:style-name="Underline"><text:span text:style-name="Underline"><text:span text:style-name="Underline"><text:span text:style-name="Underline">__</text:span></text:span></text:span></text:span></text:span></text:span></text:span></text:span></text:span></text:span>
</text:p>
            </text:list-item>
            <text:list-item>
              <text:p text:style-name="Text_20_body">Age: <text:span text:style-name="Underline">_</text:span>
</text:p>
            </text:list-item>
            <text:list-item>
              <text:p text:style-name="Text_20_body">Gender:
</text:p>
              <text:list text:style-name="OrgBulletedList" text:continue-numbering="true">
                <text:list-item>
                  <text:p text:style-name="Text_20_body"><text:span text:style-name="OrgCode">[ ] </text:span>Male
</text:p>
                </text:list-item>
                <text:list-item>
                  <text:p text:style-name="Text_20_body"><text:span text:style-name="OrgCode">[ ] </text:span>Female
</text:p>
                </text:list-item>
              </text:list>
            </text:list-item>
          </text:list>
        </text:list-item>
        <text:list-item>
          <text:p text:style-name="Text_20_body">Comorbidities:
</text:p>
          <text:list text:style-name="OrgBulletedList" text:continue-numbering="true">
            <text:list-item>
              <text:p text:style-name="Text_20_body"><text:span text:style-name="OrgCode">[ ] </text:span>Diabetic
</text:p>
            </text:list-item>
            <text:list-item>
              <text:p text:style-name="Text_20_body"><text:span text:style-name="OrgCode">[ ] </text:span>Smoker
</text:p>
            </text:list-item>
            <text:list-item>
              <text:p text:style-name="Text_20_body"><text:span text:style-name="OrgCode">[ ] </text:span>Peripheral Arterial Disease
</text:p>
            </text:list-item>
          </text:list>
        </text:list-item>
        <text:list-item>
          <text:p text:style-name="Text_20_body">Details of the Surgery:
</text:p>
          <text:list text:style-name="OrgBulletedList" text:continue-numbering="true">
            <text:list-item>
              <text:p text:style-name="Text_20_body">Surgery Performed:
</text:p>
            </text:list-item>
            <text:list-item>
              <text:p text:style-name="Text_20_body">Date of Surgery:
</text:p>
            </text:list-item>
          </text:list>
        </text:list-item>
        <text:list-item>
          <text:p text:style-name="Text_20_body">Wound Measurement:
</text:p>
          <text:list text:style-name="OrgBulletedList" text:continue-numbering="true">
            <text:list-item>
              <text:p text:style-name="Text_20_body">Longest Dimension (cm):
</text:p>
            </text:list-item>
            <text:list-item>
              <text:p text:style-name="Text_20_body">Perpendicular Dimension (cm):
</text:p>
            </text:list-item>
            <text:list-item>
              <text:p text:style-name="Text_20_body">Date of Measurement:
</text:p>
            </text:list-item>
          </text:list>
        </text:list-item>
      </text:list>
      <text:h text:style-name="Heading_20_2" text:outline-level="2" text:is-list-header="false">
<text:bookmark-start text:name="OrgXref.orga41d491"/>
<text:bookmark text:name="orga41d491"/>4b: Follow-Up Wound Assessment
<text:bookmark-end text:name="OrgXref.orga41d491"/></text:h>
      <text:p text:style-name="Text_20_body">Use this proforma to follow-up patients already enrolled in this study and
record the dimensions and condition of the woun.
</text:p>
      <text:list text:style-name="OrgBulletedList" text:continue-numbering="false">
        <text:list-item>
          <text:p text:style-name="Text_20_body">Patient Details
</text:p>
          <text:list text:style-name="OrgBulletedList" text:continue-numbering="true">
            <text:list-item>
              <text:p text:style-name="Text_20_body">MR Number: <text:span text:style-name="Underline">_</text:span>-<text:span text:style-name="Underline"><text:span text:style-name="Underline">-</text:span></text:span>
</text:p>
            </text:list-item>
            <text:list-item>
              <text:p text:style-name="Text_20_body">Name: <text:span text:style-name="Underline"><text:span text:style-name="Underline"><text:span text:style-name="Underline"><text:span text:style-name="Underline"><text:span text:style-name="Underline"><text:span text:style-name="Underline"><text:span text:style-name="Underline"><text:span text:style-name="Underline"><text:span text:style-name="Underline"><text:span text:style-name="Underline">__</text:span></text:span></text:span></text:span></text:span></text:span></text:span></text:span></text:span></text:span>
</text:p>
            </text:list-item>
          </text:list>
        </text:list-item>
        <text:list-item>
          <text:p text:style-name="Text_20_body">Wound Measurement:
</text:p>
          <text:list text:style-name="OrgBulletedList" text:continue-numbering="true">
            <text:list-item>
              <text:p text:style-name="Text_20_body">Longest Dimension (cm):
</text:p>
            </text:list-item>
            <text:list-item>
              <text:p text:style-name="Text_20_body">Perpendicular Dimension (cm):
</text:p>
            </text:list-item>
            <text:list-item>
              <text:p text:style-name="Text_20_body">Date of Measurement:
</text:p>
            </text:list-item>
          </text:list>
        </text:list-item>
        <text:list-item>
          <text:p text:style-name="Text_20_body">Wound Condition
</text:p>
          <text:list text:style-name="OrgBulletedList" text:continue-numbering="true">
            <text:list-item>
              <text:p text:style-name="Text_20_body"><text:span text:style-name="OrgCode">[ ] </text:span>Decision to close wound primarily
</text:p>
            </text:list-item>
            <text:list-item>
              <text:p text:style-name="Text_20_body"><text:span text:style-name="OrgCode">[ ] </text:span>Decision to return to OR for re-look debridement
</text:p>
            </text:list-item>
            <text:list-item>
              <text:p text:style-name="Text_20_body">Date of Decision:
</text:p>
            </text:list-item>
          </text:list>
        </text:list-item>
      </text:list>
      <text:h text:style-name="Heading_20_1" text:outline-level="1" text:is-list-header="false">
<text:bookmark-start text:name="OrgXref.orga00fe57"/>
<text:bookmark text:name="orga00fe57"/>Appendix 6 Reporting of Analysis
<text:bookmark-end text:name="OrgXref.orga00fe57"/></text:h>
      <text:section text:style-name="OrgIndentedSection-Level-0" text:name="Section3">
        <text:p text:style-name="Table">
<text:bookmark text:name="nil"/>Table <text:sequence text:ref-name="nil" text:name="Table" text:formula="ooow:Table+1" style:num-format="1">10.1</text:sequence>: Tabulation of θ for each patient using their wound measurements</text:p>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Patient Number</text:p>
              </table:table-cell>
              <table:table-cell table:style-name="OrgTblCellTB">
                <text:p text:style-name="OrgTableHeadingLeft">θ</text:p>
              </table:table-cell>
              <table:table-cell table:style-name="OrgTblCellTB">
                <text:p text:style-name="OrgTableHeadingLeft">1st</text:p>
              </table:table-cell>
              <table:table-cell table:style-name="OrgTblCellTB">
                <text:p text:style-name="OrgTableHeadingLeft">2nd</text:p>
              </table:table-cell>
              <table:table-cell table:style-name="OrgTblCellTB">
                <text:p text:style-name="OrgTableHeadingLeft">3rd</text:p>
              </table:table-cell>
              <table:table-cell table:style-name="OrgTblCellTB">
                <text:p text:style-name="OrgTableHeadingLeft">4th</text:p>
              </table:table-cell>
              <table:table-cell table:style-name="OrgTblCellTB">
                <text:p text:style-name="OrgTableHeadingLeft">5th</text:p>
              </table:table-cell>
              <table:table-cell table:style-name="OrgTblCellTB">
                <text:p text:style-name="OrgTableHeadingLeft">6th</text:p>
              </table:table-cell>
              <table:table-cell table:style-name="OrgTblCellTB">
                <text:p text:style-name="OrgTableHeadingLeft">7th</text:p>
              </table:table-cell>
            </table:table-row>
          </table:table-header-rows>
          <table:table-rows>
            <table:table-row>
              <table:table-cell table:style-name="OrgTblCellT">
                <text:p text:style-name="OrgTableContentsLeft"><text:span text:style-name="Underline">1st patient</text:span></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text:span text:style-name="Underline">2nd patient</text:span></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text:span text:style-name="Underline">nth patient</text:span></text:p>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1f5a173"/>
<text:bookmark text:name="org1f5a173"/>References
<text:bookmark-end text:name="OrgXref.org1f5a173"/></text:h>
      <text:p text:style-name="Text_20_body">
[Wilkins_2013] Robert Wilkins \&amp; Martin Unverdorben, Wound Cleaning and Wound Healing, &lt;i&gt;{Advances in Skin \&amp; Wound Care}&lt;/i&gt;, &lt;b&gt;26(4)&lt;/b&gt;, 160-163 (2013). &lt;a href="https://doi.org/10.1097/01.asw.0000428861.26671.41"&gt;link&lt;/a&gt;. &lt;a href="http://dx.doi.org/10.1097/01.asw.0000428861.26671.41"&gt;doi&lt;/a&gt;.
[Smith_1915] Smith, Drennan, Rettie \&amp; Campbell, Experimental Observations ON THE ANTISEPTIC ACTION OF HYPOCHLOROUS ACID AND ITS APPLICATION TO WOUND TREATMENT, &lt;i&gt;{BMJ}&lt;/i&gt;, &lt;b&gt;2(2847)&lt;/b&gt;, 129--136 (1915). &lt;a href="https://doi.org/10.1136Smith_1915.pdfbmj.2.2847.129"&gt;link&lt;/a&gt;. &lt;a href="http://dx.doi.org/10.1136/bmj.2.2847.129"&gt;doi&lt;/a&gt;.
[Edmiston_2016] Charles Edmiston \&amp; David Leaper, Intra-Operative Surgical Irrigation of the Surgical Incision:  What Does the Future Hold-Saline, Antibiotic Agents, Or  Antiseptic Agents?, &lt;i&gt;{Surgical Infections}&lt;/i&gt;, &lt;b&gt;17(6)&lt;/b&gt;, 656-664 (2016). &lt;a href="https://doi.org/10.1089/sur.2016.158"&gt;link&lt;/a&gt;. &lt;a href="http://dx.doi.org/10.1089/sur.2016.158"&gt;doi&lt;/a&gt;.
[connor1916eusol] Connor, Eusol and Plague: A Suggestion, &lt;i&gt;{The Indian Medical Gazette}&lt;/i&gt;, &lt;b&gt;51(2)&lt;/b&gt;, 73 (1916). &lt;a href=""&gt;link&lt;/a&gt;. &lt;a href="http://dx.doi.org/"&gt;doi&lt;/a&gt;.
[Farrow_1991] Farrow \&amp; Toth, The place of Eusol in wound management, &lt;i&gt;{Nursing Standard}&lt;/i&gt;, &lt;b&gt;5(22)&lt;/b&gt;, 25--26 (1991). &lt;a href="https://doi.org/10.7748Farrow_1991.pdfns.5.22.25.s39"&gt;link&lt;/a&gt;. &lt;a href="http://dx.doi.org/10.7748/ns.5.22.25.s39"&gt;doi&lt;/a&gt;.
[Burton_1992] Burton, For and against Eusol., &lt;i&gt;{BMJ}&lt;/i&gt;, &lt;b&gt;304(6839)&lt;/b&gt;, 1442--1443 (1992). &lt;a href="https://doi.org/10.1136Burton_1992.pdfbmj.304.6839.1442-b"&gt;link&lt;/a&gt;. &lt;a href="http://dx.doi.org/10.1136/bmj.304.6839.1442-b"&gt;doi&lt;/a&gt;.
[Patton_1992] Patton, Eusol: the continuing controversy., &lt;i&gt;{BMJ}&lt;/i&gt;, &lt;b&gt;304(6842)&lt;/b&gt;, 1636--1636 (1992). &lt;a href="https://doi.org/10.1136Patton_1992.pdfbmj.304.6842.1636-a"&gt;link&lt;/a&gt;. &lt;a href="http://dx.doi.org/10.1136/bmj.304.6842.1636-a"&gt;doi&lt;/a&gt;.
[Cukjati_2001] Cukjati, Reberšek \&amp; Miklavčič, A reliable method of determining wound healing rate, &lt;i&gt;{Medical &amp; Biological Engineering &amp; Computing}&lt;/i&gt;, &lt;b&gt;39(2)&lt;/b&gt;, 263--271 (2001). &lt;a href="https://doi.org/10.1007Cukjati_2001.pdfbf02344811"&gt;link&lt;/a&gt;. &lt;a href="http://dx.doi.org/10.1007/bf02344811"&gt;doi&lt;/a&gt;.
[ICGT_2015] Team, Type 2 Diabetes in Adults: Management, &lt;i&gt;&lt;/i&gt;, &lt;b&gt;(28)&lt;/b&gt;, (2015). &lt;a href=""&gt;link&lt;/a&gt;. &lt;a href="http://dx.doi.org/"&gt;doi&lt;/a&gt;.
[CDC_Smoking] @misc{CDC_Smoking,
 author = {Control, Centers for Disease and Prevention, },
 title = {Adult Tobacco Use Information - Glossary},
 year = {2017},
 note = {Reviewed: 2017-08-29},
 howpublished = {https://www.cdc.gov/nchs/nhis/tobacco/tobacco_glossary.htm}
}
[simple_rand_serv] @Manual{simple_rand_serv,
  title =        {Simple randomisation service},
  organization = {Sealed Envelope Ltd.},
  howpublished = {\textit{Available at \url{https://www.sealedenvelope.com/simple-randomiser/v1/}}},
  OPTaddress =   {},
  OPTedition =   {},
  OPTmonth =     {},
  year =      {2019},
  OPTnote =      {},
  OPTannote =    {}
}
[Bajaj_2009] Bajaj, Karn, Shrestha, Kumar \&amp; Singh, A randomised controlled trial comparing eusol and sugar as dressing agents in the treatment of traumatic wounds, &lt;i&gt;{Tropical Doctor}&lt;/i&gt;, &lt;b&gt;39(1)&lt;/b&gt;, 1--3 (2009). &lt;a href="https://doi.org/10.1258Bajaj_2009.pdftd.2008.080322"&gt;link&lt;/a&gt;. &lt;a href="http://dx.doi.org/10.1258/td.2008.080322"&gt;doi&lt;/a&gt;.
[Smith_2013] Smith, Dryburgh, Donaldson \&amp; Mitchell, Debridement for surgical wounds, &lt;i&gt;{Cochrane Database of Systematic Reviews}&lt;/i&gt;, &lt;b&gt;()&lt;/b&gt;, (2013). &lt;a href="https://doi.org/10.1002Smith_2013.pdf14651858.cd006214.pub4"&gt;link&lt;/a&gt;. &lt;a href="http://dx.doi.org/10.1002/14651858.cd006214.pub4"&gt;doi&lt;/a&gt;.
[Gethin_2015] Gethin, Cowman \&amp; Kolbach, Debridement for venous leg ulcers, &lt;i&gt;{Cochrane Database of Systematic Reviews}&lt;/i&gt;, &lt;b&gt;()&lt;/b&gt;, (2015). &lt;a href="https://doi.org/10.1002Gethin_2015.pdf14651858.cd008599.pub2"&gt;link&lt;/a&gt;. &lt;a href="http://dx.doi.org/10.1002/14651858.cd008599.pub2"&gt;doi&lt;/a&gt;.
[Reinar_2019] Reinar, Forsetlund, Lehman \&amp; Brurberg, Interventions for ulceration and other skin changes caused by nerve damage in leprosy, &lt;i&gt;{Cochrane Database of Systematic Reviews}&lt;/i&gt;, &lt;b&gt;()&lt;/b&gt;, (2019). &lt;a href="https://doi.org/10.1002Reinar_2019.pdf14651858.cd012235.pub2"&gt;link&lt;/a&gt;. &lt;a href="http://dx.doi.org/10.1002/14651858.cd012235.pub2"&gt;doi&lt;/a&gt;.
[Jull_2015] Jull, Cullum, Dumville, Westby, Deshpande \&amp; Walker, Honey as a topical treatment for wounds, &lt;i&gt;{Cochrane Database of Systematic Reviews}&lt;/i&gt;, &lt;b&gt;()&lt;/b&gt;, (2015). &lt;a href="https://doi.org/10.1002Jull_2015.pdf14651858.cd005083.pub4"&gt;link&lt;/a&gt;. &lt;a href="http://dx.doi.org/10.1002/14651858.cd005083.pub4"&gt;doi&lt;/a&g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aveed Pasha</dc:creator>
    <meta:initial-creator>Naveed Pasha</meta:initial-creator>
    <dc:date>2020-02-03T22:39:05</dc:date>
    <meta:creation-date>2020-02-03T22:39:05</meta:creation-date>
    <meta:generator>Emacs 26.3 (Org mode 9.3.1)</meta:generator>
    <meta:keyword/>
    <dc:subject/>
    <dc:title>Effect of EUSOL dressings on Healing Rate in Wounds Healing by Secondary Intention</dc:title>
  </office:meta>
</office:document-meta>
</file>